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Sans" svg:font-family="DejaVuSans"/>
    <style:font-face style:name="Helvetica1" svg:font-family="Helvetica"/>
    <style:font-face style:name="Liberation Serif" svg:font-family="'Liberation Serif'"/>
    <style:font-face style:name="Symbol1" svg:font-family="Symbol"/>
    <style:font-face style:name="Arial1" svg:font-family="Arial" style:font-pitch="variable"/>
    <style:font-face style:name="Helvetica" svg:font-family="Helvetic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52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54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55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6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62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63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6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66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P1" style:family="paragraph">
      <loext:graphic-properties draw:fill="solid" draw:fill-color="#4a98c9"/>
      <style:text-properties style:font-name="Liberation Sans1" fo:font-size="4pt"/>
    </style:style>
    <style:style style:name="P2" style:family="paragraph">
      <loext:graphic-properties draw:fill="solid" draw:fill-color="#000000"/>
      <style:text-properties style:font-name="Liberation Sans1" fo:font-size="4pt"/>
    </style:style>
    <style:style style:name="P3" style:family="paragraph">
      <loext:graphic-properties draw:fill="none"/>
      <style:text-properties style:font-name="Liberation Sans1" fo:font-size="4pt"/>
    </style:style>
    <style:style style:name="P4" style:family="paragraph">
      <style:paragraph-properties fo:text-align="start" style:writing-mode="lr-tb"/>
      <style:text-properties style:font-name="Liberation Sans1" fo:font-size="4pt"/>
    </style:style>
    <style:style style:name="P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7" style:family="paragraph">
      <style:paragraph-properties fo:text-align="start" style:writing-mode="lr-tb"/>
      <style:text-properties style:font-name="Liberation Sans1" fo:font-size="4pt" style:font-size-asian="4pt" style:font-size-complex="4pt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4pt" style:font-size-asian="4pt" style:font-size-complex="4pt"/>
    </style:style>
    <style:style style:name="P9" style:family="paragraph">
      <style:paragraph-properties fo:text-align="center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style:font-name="Liberation Sans1"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1" fo:font-size="8pt" style:font-size-asian="8pt" style:font-size-complex="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94c4df"/>
      <style:text-properties style:font-name="Liberation Sans1" fo:font-size="4pt"/>
    </style:style>
    <style:style style:name="P17" style:family="paragraph">
      <loext:graphic-properties draw:fill="solid" draw:fill-color="#1864ab"/>
      <style:text-properties style:font-name="Liberation Sans1" fo:font-size="4p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20" style:family="paragraph">
      <style:paragraph-properties fo:text-align="start" style:writing-mode="lr-tb"/>
      <style:text-properties style:font-name="Liberation Sans1" fo:font-size="6pt" style:font-size-asian="6pt" style:font-size-complex="6pt"/>
    </style:style>
    <style:style style:name="P21" style:family="paragraph">
      <loext:graphic-properties draw:fill="none"/>
      <style:paragraph-properties fo:text-align="start" style:writing-mode="lr-tb"/>
      <style:text-properties style:font-name="Liberation Sans1" fo:font-size="6pt" style:font-size-asian="6pt" style:font-size-complex="6pt"/>
    </style:style>
    <style:style style:name="P22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writing-mode="lr-tb"/>
      <style:text-properties style:font-name="Liberation Sans1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4" style:family="paragraph">
      <loext:graphic-properties draw:fill="solid" draw:fill-color="#1864ab" draw:opacity="100%"/>
      <style:text-properties style:font-name="Liberation Sans1" fo:font-size="4pt"/>
    </style:style>
    <style:style style:name="P25" style:family="paragraph">
      <loext:graphic-properties draw:fill="solid" draw:fill-color="#d0d0d0" draw:opacity="100%"/>
      <style:text-properties style:font-name="Liberation Sans1" fo:font-size="4pt"/>
    </style:style>
    <style:style style:name="P26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27" style:family="paragraph">
      <loext:graphic-properties draw:fill="solid" draw:fill-color="#94c4df" draw:opacity="100%"/>
      <style:text-properties style:font-name="Liberation Sans1" fo:font-size="4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ans1" fo:font-size="4pt"/>
    </style:style>
    <style:style style:name="P29" style:family="paragraph">
      <loext:graphic-properties draw:fill="none"/>
      <style:paragraph-properties fo:text-align="center"/>
      <style:text-properties style:font-name="Liberation Sans1" fo:font-size="4pt"/>
    </style:style>
    <style:style style:name="P30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31" style:family="paragraph">
      <style:paragraph-properties fo:text-align="start" style:writing-mode="lr-tb"/>
      <style:text-properties style:font-name="Liberation Sans1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1" style:family="text">
      <style:text-properties fo:color="#000000" style:font-size-asian="5pt" style:font-name-complex="DejaVuSans" style:font-size-complex="5pt"/>
    </style:style>
    <style:style style:name="T2" style:family="text">
      <style:text-properties fo:color="#000000" style:font-size-asian="10pt" style:font-name-complex="DejaVuSans" style:font-size-complex="10pt"/>
    </style:style>
    <style:style style:name="T3" style:family="text">
      <style:text-properties fo:color="#000000" style:font-name-complex="DejaVuSans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1" fo:font-size="4pt" style:font-size-asian="8pt" style:font-name-complex="Liberation Serif" style:font-size-complex="8pt"/>
    </style:style>
    <style:style style:name="T6" style:family="text">
      <style:text-properties fo:color="#ffffff" style:font-name="Liberation Sans1" fo:font-size="4pt" style:font-size-asian="8pt" style:font-name-complex="Liberation Serif" style:font-size-complex="8pt"/>
    </style:style>
    <style:style style:name="T7" style:family="text">
      <style:text-properties fo:color="#7f7f7f" style:font-name="Liberation Sans1" fo:font-size="4pt" style:font-size-asian="8pt" style:font-name-complex="Liberation Serif" style:font-size-complex="8pt"/>
    </style:style>
    <style:style style:name="T8" style:family="text">
      <style:text-properties fo:color="#000000" style:font-name="Liberation Sans1" fo:font-size="6pt" style:text-underline-style="solid" style:text-underline-width="auto" style:text-underline-color="font-color" fo:font-weight="bold" style:font-size-asian="6pt" style:font-weight-asian="bold" style:font-name-complex="DejaVuSans" style:font-size-complex="6pt" style:font-weight-complex="bold"/>
    </style:style>
    <style:style style:name="T9" style:family="text">
      <style:text-properties fo:color="#000000" style:font-name="Liberation Sans1" fo:font-size="4pt" style:font-size-asian="10pt" style:font-name-complex="DejaVuSans" style:font-size-complex="10pt"/>
    </style:style>
    <style:style style:name="T10" style:family="text">
      <style:text-properties fo:color="#000000" style:font-name="Liberation Sans1" fo:font-size="4pt" style:font-size-asian="5pt" style:font-name-complex="DejaVuSans" style:font-size-complex="5pt"/>
    </style:style>
    <style:style style:name="T11" style:family="text">
      <style:text-properties fo:color="#000000" style:font-name="Liberation Sans1" fo:font-size="4pt" fo:text-shadow="1pt 1pt" fo:font-weight="normal" style:font-size-asian="5pt" style:font-weight-asian="normal" style:font-name-complex="DejaVuSans" style:font-size-complex="5pt" style:font-weight-complex="normal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name-complex="DejaVuSan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-0.001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</text:span><text:span text:style-name="T1">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</text:span><text:span text:style-name="T2">ule </text:span><text:span text:style-name="T2">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8" draw:layer="layout" svg:width="0.573cm" svg:height="0.2cm" svg:x="0.822cm" svg:y="2.469cm">
          <draw:text-box>
            <text:p text:style-name="P7"><text:span text:style-name="T3">H</text:span><text:span text:style-name="T3">X</text:span><text:span text:style-name="T3">_</text:span><text:span text:style-name="T3">I</text:span><text:span text:style-name="T3">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8" draw:layer="layout" svg:width="0.788cm" svg:height="0.2cm" svg:x="0.607cm" svg:y="2.31cm">
          <draw:text-box>
            <text:p text:style-name="P7"><text:span text:style-name="T3">H1_C</text:span><text:span text:style-name="T3">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8" draw:layer="layout" svg:width="0.757cm" svg:height="0.206cm" svg:x="0.638cm" svg:y="2.151cm">
          <draw:text-box>
            <text:p text:style-name="P7"><text:span text:style-name="T3">H2_P</text:span><text:span text:style-name="T3">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8" draw:layer="layout" svg:width="0.915cm" svg:height="0.235cm" svg:x="0.607cm" svg:y="1.995cm">
          <draw:text-box>
            <text:p text:style-name="P7"><text:span text:style-name="T3">H</text:span><text:span text:style-name="T3">3</text:span><text:span text:style-name="T3">_</text:span><text:span text:style-name="T3">C</text:span><text:span text:style-name="T3">O</text:span><text:span text:style-name="T3">N</text:span><text:span text:style-name="T3">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8" draw:layer="layout" svg:width="0.884cm" svg:height="0.2cm" svg:x="0.638cm" svg:y="1.836cm">
          <draw:text-box>
            <text:p text:style-name="P7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8" draw:layer="layout" svg:width="0.561cm" svg:height="0.2cm" svg:x="0.834cm" svg:y="1.673cm">
          <draw:text-box>
            <text:p text:style-name="P7"><text:span text:style-name="T3">H5_FC</text:span></text:p>
          </draw:text-box>
        </draw:frame>
        <draw:frame draw:style-name="gr15" draw:text-style-name="P8" draw:layer="layout" svg:width="0.833cm" svg:height="0.208cm" svg:x="0.689cm" svg:y="1.514cm">
          <draw:text-box>
            <text:p text:style-name="P7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10" draw:layer="layout" svg:width="12.192cm" svg:height="0.887cm" svg:x="0cm" svg:y="0.001cm">
          <draw:text-box>
            <text:p text:style-name="P9"><text:span text:style-name="T4">D</text:span><text:span text:style-name="T4">e</text:span><text:span text:style-name="T4">p</text:span><text:span text:style-name="T4">l</text:span><text:span text:style-name="T4">o</text:span><text:span text:style-name="T4">y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18" draw:text-style-name="P12" draw:layer="layout" svg:width="3.541cm" svg:height="0.319cm" svg:x="1.351cm" svg:y="1.027cm">
          <draw:text-box>
            <text:p text:style-name="P11"><text:span text:style-name="T3">A</text:span><text:span text:style-name="T3">R</text:span><text:span text:style-name="T3">M</text:span><text:span text:style-name="T3"> </text:span><text:span text:style-name="T3">C</text:span><text:span text:style-name="T3">o</text:span><text:span text:style-name="T3">r</text:span><text:span text:style-name="T3">t</text:span><text:span text:style-name="T3">e</text:span><text:span text:style-name="T3">x</text:span><text:span text:style-name="T3"> </text:span><text:span text:style-name="T3">A</text:span><text:span text:style-name="T3">9</text:span><text:span text:style-name="T3"> </text:span><text:span text:style-name="T3">@</text:span><text:span text:style-name="T3"> </text:span><text:span text:style-name="T3">6</text:span><text:span text:style-name="T3">6</text:span><text:span text:style-name="T3">6</text:span><text:span text:style-name="T3"> </text:span><text:span text:style-name="T3">M</text:span><text:span text:style-name="T3">H</text:span><text:span text:style-name="T3">z</text:span></text:p>
          </draw:text-box>
        </draw:frame>
        <draw:line draw:style-name="gr19" draw:text-style-name="P13" draw:layer="layout" svg:x1="4.718cm" svg:y1="1.471cm" svg:x2="4.718cm" svg:y2="3.249cm">
          <text:p/>
        </draw:line>
        <draw:frame draw:style-name="gr20" draw:text-style-name="P15" draw:layer="layout" svg:width="2.728cm" svg:height="0.319cm" svg:x="1.752cm" svg:y="0.528cm">
          <draw:text-box>
            <text:p text:style-name="P14"><text:span text:style-name="T3">F</text:span><text:span text:style-name="T3">l</text:span><text:span text:style-name="T3">o</text:span><text:span text:style-name="T3">a</text:span><text:span text:style-name="T3">t</text:span><text:span text:style-name="T3">i</text:span><text:span text:style-name="T3">n</text:span><text:span text:style-name="T3">g</text:span><text:span text:style-name="T3">-</text:span><text:span text:style-name="T3">p</text:span><text:span text:style-name="T3">o</text:span><text:span text:style-name="T3">i</text:span><text:span text:style-name="T3">n</text:span><text:span text:style-name="T3">t</text:span><text:span text:style-name="T3"> </text:span><text:span text:style-name="T3">3</text:span><text:span text:style-name="T3">2</text:span><text:span text:style-name="T3">-</text:span><text:span text:style-name="T3">b</text:span><text:span text:style-name="T3">i</text:span><text:span text:style-name="T3">t</text:span></text:p>
          </draw:text-box>
        </draw:frame>
        <draw:polygon draw:style-name="gr21" draw:text-style-name="P16" draw:layer="layout" svg:width="0.039cm" svg:height="0.128cm" svg:x="1.419cm" svg:y="5.191cm" svg:viewBox="0 0 40 129" draw:points="0,129 40,129 40,0 0,0">
          <text:p/>
        </draw:polygon>
        <draw:polygon draw:style-name="gr22" draw:text-style-name="P17" draw:layer="layout" svg:width="0.269cm" svg:height="0.126cm" svg:x="1.457cm" svg:y="5.191cm" svg:viewBox="0 0 270 127" draw:points="0,127 270,127 270,0 0,0">
          <text:p/>
        </draw:polygon>
        <draw:polygon draw:style-name="gr21" draw:text-style-name="P16" draw:layer="layout" svg:width="0.437cm" svg:height="0.126cm" svg:x="1.458cm" svg:y="5.031cm" svg:viewBox="0 0 438 127" draw:points="0,127 438,127 438,0 0,0">
          <text:p/>
        </draw:polygon>
        <draw:polygon draw:style-name="gr22" draw:text-style-name="P17" draw:layer="layout" svg:width="1.462cm" svg:height="0.126cm" svg:x="1.894cm" svg:y="5.031cm" svg:viewBox="0 0 1463 127" draw:points="0,127 1463,127 1463,0 0,0">
          <text:p/>
        </draw:polygon>
        <draw:polygon draw:style-name="gr21" draw:text-style-name="P16" draw:layer="layout" svg:width="0.09cm" svg:height="0.126cm" svg:x="1.898cm" svg:y="4.874cm" svg:viewBox="0 0 91 127" draw:points="0,127 91,127 91,0 0,0">
          <text:p/>
        </draw:polygon>
        <draw:polygon draw:style-name="gr22" draw:text-style-name="P17" draw:layer="layout" svg:width="0.796cm" svg:height="0.126cm" svg:x="1.987cm" svg:y="4.874cm" svg:viewBox="0 0 797 127" draw:points="0,127 797,127 797,0 0,0">
          <text:p/>
        </draw:polygon>
        <draw:polygon draw:style-name="gr21" draw:text-style-name="P16" draw:layer="layout" svg:width="0.09cm" svg:height="0.126cm" svg:x="1.99cm" svg:y="4.714cm" svg:viewBox="0 0 91 127" draw:points="0,127 91,127 91,0 0,0">
          <text:p/>
        </draw:polygon>
        <draw:polygon draw:style-name="gr22" draw:text-style-name="P17" draw:layer="layout" svg:width="0.786cm" svg:height="0.126cm" svg:x="2.078cm" svg:y="4.714cm" svg:viewBox="0 0 787 127" draw:points="0,127 787,127 787,0 0,0">
          <text:p/>
        </draw:polygon>
        <draw:polygon draw:style-name="gr23" draw:text-style-name="P16" draw:layer="layout" svg:width="0.204cm" svg:height="0.128cm" svg:x="2.081cm" svg:y="4.555cm" svg:viewBox="0 0 205 129" draw:points="0,129 205,129 205,0 0,0">
          <text:p/>
        </draw:polygon>
        <draw:polygon draw:style-name="gr24" draw:text-style-name="P17" draw:layer="layout" svg:width="2.323cm" svg:height="0.128cm" svg:x="2.284cm" svg:y="4.555cm" svg:viewBox="0 0 2324 129" draw:points="0,129 2324,129 2324,0 0,0">
          <text:p/>
        </draw:polygon>
        <draw:polygon draw:style-name="gr23" draw:text-style-name="P16" draw:layer="layout" svg:width="0.202cm" svg:height="0.126cm" svg:x="2.289cm" svg:y="4.397cm" svg:viewBox="0 0 203 127" draw:points="0,127 203,127 203,0 0,0">
          <text:p/>
        </draw:polygon>
        <draw:polygon draw:style-name="gr24" draw:text-style-name="P17" draw:layer="layout" svg:width="2.318cm" svg:height="0.126cm" svg:x="2.488cm" svg:y="4.397cm" svg:viewBox="0 0 2319 127" draw:points="0,127 2319,127 2319,0 0,0">
          <text:p/>
        </draw:polygon>
        <draw:polygon draw:style-name="gr21" draw:text-style-name="P16" draw:layer="layout" svg:width="0.027cm" svg:height="0.126cm" svg:x="2.491cm" svg:y="4.238cm" svg:viewBox="0 0 28 127" draw:points="0,127 28,127 28,0 0,0">
          <text:p/>
        </draw:polygon>
        <draw:polygon draw:style-name="gr22" draw:text-style-name="P17" draw:layer="layout" svg:width="0.351cm" svg:height="0.126cm" svg:x="2.517cm" svg:y="4.238cm" svg:viewBox="0 0 352 127" draw:points="0,127 352,127 352,0 0,0">
          <text:p/>
        </draw:polygon>
        <draw:polygon draw:style-name="gr21" draw:text-style-name="P16" draw:layer="layout" svg:width="0.073cm" svg:height="0.126cm" svg:x="2.52cm" svg:y="4.079cm" svg:viewBox="0 0 74 127" draw:points="0,127 74,127 74,0 0,0">
          <text:p/>
        </draw:polygon>
        <draw:polygon draw:style-name="gr22" draw:text-style-name="P17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9" draw:layer="layout" svg:width="0.145cm" svg:height="0.321cm" svg:x="1.387cm" svg:y="5.453cm">
          <draw:text-box>
            <text:p text:style-name="P18"><text:span text:style-name="T5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9" draw:layer="layout" svg:width="0.145cm" svg:height="0.321cm" svg:x="2.111cm" svg:y="5.453cm">
          <draw:text-box>
            <text:p text:style-name="P18"><text:span text:style-name="T5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9" draw:layer="layout" svg:width="0.145cm" svg:height="0.321cm" svg:x="2.836cm" svg:y="5.453cm">
          <draw:text-box>
            <text:p text:style-name="P18"><text:span text:style-name="T5">2</text:span></text:p>
          </draw:text-box>
        </draw:frame>
        <draw:frame draw:style-name="gr27" draw:text-style-name="P19" draw:layer="layout" svg:width="0.145cm" svg:height="0.321cm" svg:x="3.561cm" svg:y="5.453cm">
          <draw:text-box>
            <text:p text:style-name="P18"><text:span text:style-name="T5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9" draw:layer="layout" svg:width="0.145cm" svg:height="0.321cm" svg:x="4.285cm" svg:y="5.453cm">
          <draw:text-box>
            <text:p text:style-name="P18"><text:span text:style-name="T5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9" draw:layer="layout" svg:width="1.638cm" svg:height="0.32cm" svg:x="2.768cm" svg:y="5.601cm">
          <draw:text-box>
            <text:p text:style-name="P18"><text:span text:style-name="T5">S</text:span><text:span text:style-name="T5">c</text:span><text:span text:style-name="T5">h</text:span><text:span text:style-name="T5">e</text:span><text:span text:style-name="T5">d</text:span><text:span text:style-name="T5">u</text:span><text:span text:style-name="T5">l</text:span><text:span text:style-name="T5">e</text:span><text:span text:style-name="T5"> </text:span><text:span text:style-name="T5">(</text:span><text:span text:style-name="T5">m</text:span><text:span text:style-name="T5">s</text:span><text:span text:style-name="T5">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9" draw:layer="layout" svg:width="0.854cm" svg:height="0.321cm" svg:x="0.952cm" svg:y="5.178cm">
          <draw:text-box>
            <text:p text:style-name="P18"><text:span text:style-name="T5">H</text:span><text:span text:style-name="T5">X</text:span><text:span text:style-name="T5">_</text:span><text:span text:style-name="T5">I</text:span><text:span text:style-name="T5">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9" draw:layer="layout" svg:width="1.292cm" svg:height="0.321cm" svg:x="0.717cm" svg:y="5.021cm">
          <draw:text-box>
            <text:p text:style-name="P18"><text:span text:style-name="T5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9" draw:layer="layout" svg:width="1.235cm" svg:height="0.321cm" svg:x="0.688cm" svg:y="4.782cm">
          <draw:text-box>
            <text:p text:style-name="P18"><text:span text:style-name="T5">H</text:span><text:span text:style-name="T5">2</text:span><text:span text:style-name="T5">_</text:span><text:span text:style-name="T5">P</text:span><text:span text:style-name="T5">O</text:span><text:span text:style-name="T5">O</text:span><text:span text:style-name="T5">L</text:span></text:p>
          </draw:text-box>
        </draw:frame>
        <draw:frame draw:style-name="gr30" draw:text-style-name="P19" draw:layer="layout" svg:width="1.292cm" svg:height="0.321cm" svg:x="0.662cm" svg:y="4.466cm">
          <draw:text-box>
            <text:p text:style-name="P18"><text:span text:style-name="T5">H</text:span><text:span text:style-name="T5">3</text:span><text:span text:style-name="T5">_</text:span><text:span text:style-name="T5">C</text:span><text:span text:style-name="T5">O</text:span><text:span text:style-name="T5">N</text:span><text:span text:style-name="T5">V</text:span></text:p>
          </draw:text-box>
        </draw:frame>
        <draw:frame draw:style-name="gr32" draw:text-style-name="P19" draw:layer="layout" svg:width="1.235cm" svg:height="0.32cm" svg:x="0.763cm" svg:y="4.226cm">
          <draw:text-box>
            <text:p text:style-name="P18"><text:span text:style-name="T5">H</text:span><text:span text:style-name="T5">4</text:span><text:span text:style-name="T5">_</text:span><text:span text:style-name="T5">P</text:span><text:span text:style-name="T5">O</text:span><text:span text:style-name="T5">O</text:span><text:span text:style-name="T5">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9" draw:layer="layout" svg:width="1.138cm" svg:height="0.321cm" svg:x="0.809cm" svg:y="3.909cm">
          <draw:text-box>
            <text:p text:style-name="P18"><text:span text:style-name="T5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9" draw:layer="layout" svg:width="0.837cm" svg:height="0.321cm" svg:x="0.951cm" svg:y="4.066cm">
          <draw:text-box>
            <text:p text:style-name="P18"><text:span text:style-name="T5">H5_F</text:span><text:span text:style-name="T5">C</text:span></text:p>
          </draw:text-box>
        </draw:frame>
        <draw:frame draw:style-name="gr36" draw:text-style-name="P19" draw:layer="layout" svg:width="0.757cm" svg:height="0.32cm" svg:x="2.401cm" svg:y="5.027cm">
          <draw:text-box>
            <text:p text:style-name="P18"><text:span text:style-name="T5">Conv1</text:span></text:p>
          </draw:text-box>
        </draw:frame>
        <draw:frame draw:style-name="gr37" draw:text-style-name="P19" draw:layer="layout" svg:width="0.758cm" svg:height="0.321cm" svg:x="2.395cm" svg:y="5.021cm">
          <draw:text-box>
            <text:p text:style-name="P18"><text:span text:style-name="T6">Conv</text:span><text:span text:style-name="T6">1</text:span></text:p>
          </draw:text-box>
        </draw:frame>
        <draw:frame draw:style-name="gr38" draw:text-style-name="P19" draw:layer="layout" svg:width="0.666cm" svg:height="0.321cm" svg:x="2.401cm" svg:y="4.707cm">
          <draw:text-box>
            <text:p text:style-name="P18"><text:span text:style-name="T5">Pool2</text:span></text:p>
          </draw:text-box>
        </draw:frame>
        <draw:frame draw:style-name="gr39" draw:text-style-name="P19" draw:layer="layout" svg:width="0.667cm" svg:height="0.321cm" svg:x="2.395cm" svg:y="4.702cm">
          <draw:text-box>
            <text:p text:style-name="P18"><text:span text:style-name="T6">P</text:span><text:span text:style-name="T6">o</text:span><text:span text:style-name="T6">o</text:span><text:span text:style-name="T6">l</text:span><text:span text:style-name="T6">2</text:span></text:p>
          </draw:text-box>
        </draw:frame>
        <draw:frame draw:style-name="gr37" draw:text-style-name="P19" draw:layer="layout" svg:width="0.758cm" svg:height="0.321cm" svg:x="2.893cm" svg:y="4.549cm">
          <draw:text-box>
            <text:p text:style-name="P18"><text:span text:style-name="T5">Conv2</text:span></text:p>
          </draw:text-box>
        </draw:frame>
        <draw:frame draw:style-name="gr36" draw:text-style-name="P19" draw:layer="layout" svg:width="0.757cm" svg:height="0.32cm" svg:x="2.889cm" svg:y="4.544cm">
          <draw:text-box>
            <text:p text:style-name="P18"><text:span text:style-name="T6">C</text:span><text:span text:style-name="T6">o</text:span><text:span text:style-name="T6">n</text:span><text:span text:style-name="T6">v</text:span><text:span text:style-name="T6">2</text:span></text:p>
          </draw:text-box>
        </draw:frame>
        <draw:frame draw:style-name="gr40" draw:text-style-name="P19" draw:layer="layout" svg:width="0.758cm" svg:height="0.32cm" svg:x="2.891cm" svg:y="4.39cm">
          <draw:text-box>
            <text:p text:style-name="P18"><text:span text:style-name="T5">C</text:span><text:span text:style-name="T5">o</text:span><text:span text:style-name="T5">n</text:span><text:span text:style-name="T5">v</text:span><text:span text:style-name="T5">3</text:span></text:p>
          </draw:text-box>
        </draw:frame>
        <draw:frame draw:style-name="gr37" draw:text-style-name="P19" draw:layer="layout" svg:width="0.758cm" svg:height="0.321cm" svg:x="2.886cm" svg:y="4.384cm">
          <draw:text-box>
            <text:p text:style-name="P18"><text:span text:style-name="T6">C</text:span><text:span text:style-name="T6">o</text:span><text:span text:style-name="T6">n</text:span><text:span text:style-name="T6">v</text:span><text:span text:style-name="T6">3</text:span></text:p>
          </draw:text-box>
        </draw:frame>
        <draw:frame draw:style-name="gr38" draw:text-style-name="P19" draw:layer="layout" svg:width="0.666cm" svg:height="0.321cm" svg:x="2.889cm" svg:y="4.231cm">
          <draw:text-box>
            <text:p text:style-name="P18"><text:span text:style-name="T5">P</text:span><text:span text:style-name="T5">o</text:span><text:span text:style-name="T5">o</text:span><text:span text:style-name="T5">l</text:span><text:span text:style-name="T5">3</text:span></text:p>
          </draw:text-box>
        </draw:frame>
        <draw:frame draw:style-name="gr41" draw:text-style-name="P19" draw:layer="layout" svg:width="0.667cm" svg:height="0.32cm" svg:x="2.883cm" svg:y="4.226cm">
          <draw:text-box>
            <text:p text:style-name="P18"><text:span text:style-name="T7">Pool3</text:span></text:p>
          </draw:text-box>
        </draw:frame>
        <draw:frame draw:style-name="gr42" draw:text-style-name="P19" draw:layer="layout" svg:width="0.349cm" svg:height="0.32cm" svg:x="2.886cm" svg:y="4.072cm">
          <draw:text-box>
            <text:p text:style-name="P18"><text:span text:style-name="T5">F</text:span><text:span text:style-name="T5">C</text:span></text:p>
          </draw:text-box>
        </draw:frame>
        <draw:frame draw:style-name="gr43" draw:text-style-name="P19" draw:layer="layout" svg:width="0.348cm" svg:height="0.321cm" svg:x="2.881cm" svg:y="4.066cm">
          <draw:text-box>
            <text:p text:style-name="P18"><text:span text:style-name="T6">FC</text:span></text:p>
          </draw:text-box>
        </draw:frame>
        <draw:frame draw:style-name="gr44" draw:text-style-name="P19" draw:layer="layout" svg:width="0.554cm" svg:height="0.321cm" svg:x="2.614cm" svg:y="3.913cm">
          <draw:text-box>
            <text:p text:style-name="P18"><text:span text:style-name="T5">C</text:span><text:span text:style-name="T5">P</text:span><text:span text:style-name="T5">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9" draw:layer="layout" svg:width="0.554cm" svg:height="0.321cm" svg:x="2.608cm" svg:y="3.909cm">
          <draw:text-box>
            <text:p text:style-name="P18"><text:span text:style-name="T7">C</text:span><text:span text:style-name="T7">P</text:span><text:span text:style-name="T7">U</text:span></text:p>
          </draw:text-box>
        </draw:frame>
        <draw:frame draw:style-name="gr45" draw:text-style-name="P19" draw:layer="layout" svg:width="0.65cm" svg:height="0.321cm" svg:x="1.776cm" svg:y="5.183cm">
          <draw:text-box>
            <text:p text:style-name="P18"><text:span text:style-name="T5">S</text:span><text:span text:style-name="T5">p</text:span><text:span text:style-name="T5">i</text:span><text:span text:style-name="T5">k</text:span><text:span text:style-name="T5">e</text:span></text:p>
          </draw:text-box>
        </draw:frame>
        <draw:frame draw:style-name="gr46" draw:text-style-name="P19" draw:layer="layout" svg:width="0.651cm" svg:height="0.321cm" svg:x="1.77cm" svg:y="5.178cm">
          <draw:text-box>
            <text:p text:style-name="P18"><text:span text:style-name="T7">S</text:span><text:span text:style-name="T7">p</text:span><text:span text:style-name="T7">i</text:span><text:span text:style-name="T7">k</text:span><text:span text:style-name="T7">e</text:span></text:p>
          </draw:text-box>
        </draw:frame>
        <draw:frame draw:style-name="gr38" draw:text-style-name="P19" draw:layer="layout" svg:width="0.666cm" svg:height="0.321cm" svg:x="2.401cm" svg:y="4.867cm">
          <draw:text-box>
            <text:p text:style-name="P18"><text:span text:style-name="T5">P</text:span><text:span text:style-name="T5">o</text:span><text:span text:style-name="T5">o</text:span><text:span text:style-name="T5">l</text:span><text:span text:style-name="T5">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9" draw:layer="layout" svg:width="0.667cm" svg:height="0.32cm" svg:x="2.395cm" svg:y="4.862cm">
          <draw:text-box>
            <text:p text:style-name="P18"><text:span text:style-name="T6">P</text:span><text:span text:style-name="T6">o</text:span><text:span text:style-name="T6">o</text:span><text:span text:style-name="T6">l</text:span><text:span text:style-name="T6">1</text:span></text:p>
          </draw:text-box>
        </draw:frame>
        <draw:line draw:style-name="gr48" draw:text-style-name="P13" draw:layer="layout" svg:x1="1.554cm" svg:y1="3.54cm" svg:x2="2.164cm" svg:y2="4.618cm">
          <text:p/>
        </draw:line>
        <draw:line draw:style-name="gr49" draw:text-style-name="P13" draw:layer="layout" svg:x1="2.905cm" svg:y1="3.571cm" svg:x2="3.515cm" svg:y2="4.649cm">
          <text:p/>
        </draw:line>
        <draw:frame draw:style-name="gr18" draw:text-style-name="P21" draw:layer="layout" svg:width="0.865cm" svg:height="0.319cm" svg:x="1.274cm" svg:y="3.329cm">
          <draw:text-box>
            <text:p text:style-name="P20"><text:span text:style-name="T3">CP</text:span><text:span text:style-name="T3">U</text:span></text:p>
          </draw:text-box>
        </draw:frame>
        <draw:frame draw:style-name="gr18" draw:text-style-name="P21" draw:layer="layout" svg:width="1.077cm" svg:height="0.319cm" svg:x="2.375cm" svg:y="3.33cm">
          <draw:text-box>
            <text:p text:style-name="P20"><text:span text:style-name="T3">Accele</text:span><text:span text:style-name="T3">rator</text:span></text:p>
          </draw:text-box>
        </draw:frame>
        <draw:frame draw:style-name="gr50" draw:text-style-name="P23" draw:layer="layout" svg:width="1.865cm" svg:height="0.319cm" svg:x="3.871cm" svg:y="3.329cm">
          <draw:text-box>
            <text:p text:style-name="P22"><text:span text:style-name="T8">I</text:span><text:span text:style-name="T8">t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=</text:span><text:span text:style-name="T8"> </text:span><text:span text:style-name="T8">3</text:span><text:span text:style-name="T8">4</text:span><text:span text:style-name="T8">.</text:span><text:span text:style-name="T8">3</text:span><text:span text:style-name="T8"> </text:span><text:span text:style-name="T8">m</text:span><text:span text:style-name="T8">s</text:span></text:p>
          </draw:text-box>
        </draw:frame>
        <draw:polygon draw:style-name="gr51" draw:text-style-name="P24" draw:layer="layout" svg:width="0.133cm" svg:height="0.126cm" svg:x="4.016cm" svg:y="6.765cm" svg:viewBox="0 0 134 127" draw:points="0,127 134,127 134,0 0,0">
          <text:p/>
        </draw:polygon>
        <draw:polygon draw:style-name="gr21" draw:text-style-name="P16" draw:layer="layout" svg:width="0.009cm" svg:height="0.126cm" svg:x="4.006cm" svg:y="6.765cm" svg:viewBox="0 0 10 127" draw:points="0,127 10,127 10,0 0,0">
          <text:p/>
        </draw:polygon>
        <draw:polygon draw:style-name="gr21" draw:text-style-name="P16" draw:layer="layout" svg:width="0.023cm" svg:height="0.127cm" svg:x="4.017cm" svg:y="6.606cm" svg:viewBox="0 0 24 128" draw:points="0,128 24,128 24,0 0,0">
          <text:p/>
        </draw:polygon>
        <draw:polygon draw:style-name="gr51" draw:text-style-name="P24" draw:layer="layout" svg:width="0.293cm" svg:height="0.126cm" svg:x="4.041cm" svg:y="6.606cm" svg:viewBox="0 0 294 127" draw:points="0,127 294,127 294,0 0,0">
          <text:p/>
        </draw:polygon>
        <draw:polygon draw:style-name="gr21" draw:text-style-name="P16" draw:layer="layout" svg:width="0.034cm" svg:height="0.126cm" svg:x="3.378cm" svg:y="7.241cm" svg:viewBox="0 0 35 127" draw:points="0,127 35,127 35,0 0,0">
          <text:p/>
        </draw:polygon>
        <draw:polygon draw:style-name="gr51" draw:text-style-name="P24" draw:layer="layout" svg:width="0.304cm" svg:height="0.126cm" svg:x="3.412cm" svg:y="7.241cm" svg:viewBox="0 0 305 127" draw:points="0,127 305,127 305,0 0,0">
          <text:p/>
        </draw:polygon>
        <draw:polygon draw:style-name="gr21" draw:text-style-name="P16" draw:layer="layout" svg:width="0.034cm" svg:height="0.126cm" svg:x="3.343cm" svg:y="7.4cm" svg:viewBox="0 0 35 127" draw:points="0,127 35,127 35,0 0,0">
          <text:p/>
        </draw:polygon>
        <draw:polygon draw:style-name="gr51" draw:text-style-name="P24" draw:layer="layout" svg:width="0.304cm" svg:height="0.126cm" svg:x="3.377cm" svg:y="7.4cm" svg:viewBox="0 0 305 127" draw:points="0,127 305,127 305,0 0,0">
          <text:p/>
        </draw:polygon>
        <draw:polygon draw:style-name="gr21" draw:text-style-name="P16" draw:layer="layout" svg:width="0.166cm" svg:height="0.126cm" svg:x="3.175cm" svg:y="7.558cm" svg:viewBox="0 0 167 127" draw:points="0,127 167,127 167,0 0,0">
          <text:p/>
        </draw:polygon>
        <draw:polygon draw:style-name="gr51" draw:text-style-name="P24" draw:layer="layout" svg:width="0.551cm" svg:height="0.127cm" svg:x="3.342cm" svg:y="7.558cm" svg:viewBox="0 0 552 128" draw:points="0,128 552,128 552,0 0,0">
          <text:p/>
        </draw:polygon>
        <draw:polygon draw:style-name="gr52" draw:text-style-name="P25" draw:layer="layout" svg:width="0.513cm" svg:height="0.126cm" svg:x="3.413cm" svg:y="7.082cm" svg:viewBox="0 0 514 127" draw:points="0,127 514,127 514,0 0,0">
          <text:p/>
        </draw:polygon>
        <draw:polygon draw:style-name="gr53" draw:text-style-name="P26" draw:layer="layout" svg:width="0.881cm" svg:height="0.126cm" svg:x="3.929cm" svg:y="7.083cm" svg:viewBox="0 0 882 127" draw:points="0,127 882,127 882,0 0,0">
          <text:p/>
        </draw:polygon>
        <draw:polygon draw:style-name="gr53" draw:text-style-name="P26" draw:layer="layout" svg:width="0.881cm" svg:height="0.126cm" svg:x="4.006cm" svg:y="6.924cm" svg:viewBox="0 0 882 127" draw:points="0,127 882,127 882,0 0,0">
          <text:p/>
        </draw:polygon>
        <draw:polygon draw:style-name="gr54" draw:text-style-name="P27" draw:layer="layout" svg:width="0.078cm" svg:height="0.126cm" svg:x="3.927cm" svg:y="6.924cm" svg:viewBox="0 0 79 127" draw:points="0,127 79,127 79,0 0,0">
          <text:p/>
        </draw:polygon>
        <draw:polygon draw:style-name="gr53" draw:text-style-name="P26" draw:layer="layout" svg:width="0.881cm" svg:height="0.126cm" svg:x="3.125cm" svg:y="6.924cm" svg:viewBox="0 0 882 127" draw:points="0,127 882,127 882,0 0,0">
          <text:p/>
        </draw:polygon>
        <draw:polygon draw:style-name="gr21" draw:text-style-name="P16" draw:layer="layout" svg:width="0.015cm" svg:height="0.127cm" svg:x="2.278cm" svg:y="7.718cm" svg:viewBox="0 0 16 128" draw:points="0,128 16,128 16,0 0,0">
          <text:p/>
        </draw:polygon>
        <draw:polygon draw:style-name="gr51" draw:text-style-name="P24" draw:layer="layout" svg:width="0.102cm" svg:height="0.126cm" svg:x="2.293cm" svg:y="7.719cm" svg:viewBox="0 0 103 127" draw:points="0,127 103,127 103,0 0,0">
          <text:p/>
        </draw:polygon>
        <draw:polygon draw:style-name="gr21" draw:text-style-name="P16" draw:layer="layout" svg:width="0.166cm" svg:height="0.126cm" svg:x="2.294cm" svg:y="7.559cm" svg:viewBox="0 0 167 127" draw:points="0,127 167,127 167,0 0,0">
          <text:p/>
        </draw:polygon>
        <draw:polygon draw:style-name="gr51" draw:text-style-name="P24" draw:layer="layout" svg:width="0.551cm" svg:height="0.127cm" svg:x="2.461cm" svg:y="7.559cm" svg:viewBox="0 0 552 128" draw:points="0,128 552,128 552,0 0,0">
          <text:p/>
        </draw:polygon>
        <draw:polygon draw:style-name="gr21" draw:text-style-name="P16" draw:layer="layout" svg:width="0.034cm" svg:height="0.126cm" svg:x="2.462cm" svg:y="7.401cm" svg:viewBox="0 0 35 127" draw:points="0,127 35,127 35,0 0,0">
          <text:p/>
        </draw:polygon>
        <draw:polygon draw:style-name="gr51" draw:text-style-name="P24" draw:layer="layout" svg:width="0.304cm" svg:height="0.126cm" svg:x="2.496cm" svg:y="7.401cm" svg:viewBox="0 0 305 127" draw:points="0,127 305,127 305,0 0,0">
          <text:p/>
        </draw:polygon>
        <draw:polygon draw:style-name="gr21" draw:text-style-name="P16" draw:layer="layout" svg:width="0.034cm" svg:height="0.126cm" svg:x="2.497cm" svg:y="7.242cm" svg:viewBox="0 0 35 127" draw:points="0,127 35,127 35,0 0,0">
          <text:p/>
        </draw:polygon>
        <draw:polygon draw:style-name="gr51" draw:text-style-name="P24" draw:layer="layout" svg:width="0.304cm" svg:height="0.126cm" svg:x="2.531cm" svg:y="7.242cm" svg:viewBox="0 0 305 127" draw:points="0,127 305,127 305,0 0,0">
          <text:p/>
        </draw:polygon>
        <draw:polygon draw:style-name="gr52" draw:text-style-name="P25" draw:layer="layout" svg:width="0.513cm" svg:height="0.126cm" svg:x="2.532cm" svg:y="7.083cm" svg:viewBox="0 0 514 127" draw:points="0,127 514,127 514,0 0,0">
          <text:p/>
        </draw:polygon>
        <draw:polygon draw:style-name="gr54" draw:text-style-name="P27" draw:layer="layout" svg:width="0.078cm" svg:height="0.126cm" svg:x="3.046cm" svg:y="6.925cm" svg:viewBox="0 0 79 127" draw:points="0,127 79,127 79,0 0,0">
          <text:p/>
        </draw:polygon>
        <draw:polygon draw:style-name="gr21" draw:text-style-name="P16" draw:layer="layout" svg:width="0.009cm" svg:height="0.126cm" svg:x="3.126cm" svg:y="6.766cm" svg:viewBox="0 0 10 127" draw:points="0,127 10,127 10,0 0,0">
          <text:p/>
        </draw:polygon>
        <draw:polygon draw:style-name="gr51" draw:text-style-name="P24" draw:layer="layout" svg:width="0.133cm" svg:height="0.126cm" svg:x="3.135cm" svg:y="6.766cm" svg:viewBox="0 0 134 127" draw:points="0,127 134,127 134,0 0,0">
          <text:p/>
        </draw:polygon>
        <draw:polygon draw:style-name="gr21" draw:text-style-name="P16" draw:layer="layout" svg:width="0.023cm" svg:height="0.127cm" svg:x="3.136cm" svg:y="6.607cm" svg:viewBox="0 0 24 128" draw:points="0,128 24,128 24,0 0,0">
          <text:p/>
        </draw:polygon>
        <draw:polygon draw:style-name="gr51" draw:text-style-name="P24" draw:layer="layout" svg:width="0.293cm" svg:height="0.126cm" svg:x="3.16cm" svg:y="6.607cm" svg:viewBox="0 0 294 127" draw:points="0,127 294,127 294,0 0,0">
          <text:p/>
        </draw:polygon>
        <draw:polygon draw:style-name="gr2" draw:text-style-name="P2" draw:layer="layout" svg:width="0cm" svg:height="0.126cm" svg:x="3.161cm" svg:y="6.448cm" svg:viewBox="0 0 1 127" draw:points="0,127 1,127 1,0 0,0">
          <text:p/>
        </draw:polygon>
        <draw:polygon draw:style-name="gr2" draw:text-style-name="P2" draw:layer="layout" svg:width="0cm" svg:height="0.049cm" svg:x="2.278cm" svg:y="7.941cm" svg:viewBox="0 0 0 50" draw:points="0,0 0,50">
          <text:p/>
        </draw:polygon>
        <draw:line draw:style-name="gr55" draw:text-style-name="P3" draw:layer="layout" svg:x1="2.278cm" svg:y1="7.941cm" svg:x2="2.278cm" svg:y2="7.991cm">
          <text:p/>
        </draw:line>
        <draw:polygon draw:style-name="gr2" draw:text-style-name="P2" draw:layer="layout" svg:width="0cm" svg:height="0.049cm" svg:x="2.556cm" svg:y="7.941cm" svg:viewBox="0 0 0 50" draw:points="0,0 0,50">
          <text:p/>
        </draw:polygon>
        <draw:polygon draw:style-name="gr2" draw:text-style-name="P2" draw:layer="layout" svg:width="0cm" svg:height="0.049cm" svg:x="2.835cm" svg:y="7.941cm" svg:viewBox="0 0 0 50" draw:points="0,0 0,50">
          <text:p/>
        </draw:polygon>
        <draw:polygon draw:style-name="gr2" draw:text-style-name="P2" draw:layer="layout" svg:width="0cm" svg:height="0.049cm" svg:x="3.113cm" svg:y="7.941cm" svg:viewBox="0 0 0 50" draw:points="0,0 0,50">
          <text:p/>
        </draw:polygon>
        <draw:polygon draw:style-name="gr2" draw:text-style-name="P2" draw:layer="layout" svg:width="0cm" svg:height="0.049cm" svg:x="3.391cm" svg:y="7.941cm" svg:viewBox="0 0 0 50" draw:points="0,0 0,50">
          <text:p/>
        </draw:polygon>
        <draw:line draw:style-name="gr3" draw:text-style-name="P3" draw:layer="layout" svg:x1="3.345cm" svg:y1="7.941cm" svg:x2="3.345cm" svg:y2="7.991cm">
          <text:p/>
        </draw:line>
        <draw:polygon draw:style-name="gr2" draw:text-style-name="P2" draw:layer="layout" svg:width="0cm" svg:height="0.049cm" svg:x="3.669cm" svg:y="7.941cm" svg:viewBox="0 0 0 50" draw:points="0,0 0,50">
          <text:p/>
        </draw:polygon>
        <draw:line draw:style-name="gr3" draw:text-style-name="P3" draw:layer="layout" svg:x1="3.623cm" svg:y1="7.941cm" svg:x2="3.623cm" svg:y2="7.991cm">
          <text:p/>
        </draw:line>
        <draw:polygon draw:style-name="gr2" draw:text-style-name="P2" draw:layer="layout" svg:width="0cm" svg:height="0.049cm" svg:x="3.948cm" svg:y="7.941cm" svg:viewBox="0 0 0 50" draw:points="0,0 0,50">
          <text:p/>
        </draw:polygon>
        <draw:line draw:style-name="gr3" draw:text-style-name="P3" draw:layer="layout" svg:x1="3.901cm" svg:y1="7.941cm" svg:x2="3.901cm" svg:y2="7.991cm">
          <text:p/>
        </draw:line>
        <draw:polygon draw:style-name="gr2" draw:text-style-name="P2" draw:layer="layout" svg:width="0.006cm" svg:height="0cm" svg:x="2.271cm" svg:y="7.941cm" svg:viewBox="0 0 7 0" draw:points="7,0 0,0">
          <text:p/>
        </draw:polygon>
        <draw:line draw:style-name="gr3" draw:text-style-name="P3" draw:layer="layout" svg:x1="2.278cm" svg:y1="7.941cm" svg:x2="2.271cm" svg:y2="7.941cm">
          <text:p/>
        </draw:line>
        <draw:frame draw:style-name="gr8" draw:text-style-name="P6" draw:layer="layout" svg:width="1.638cm" svg:height="0.321cm" svg:x="2.805cm" svg:y="8.14cm">
          <draw:text-box>
            <text:p text:style-name="P18"><text:span text:style-name="T9">S</text:span><text:span text:style-name="T9">c</text:span><text:span text:style-name="T9">h</text:span><text:span text:style-name="T9">e</text:span><text:span text:style-name="T9">d</text:span><text:span text:style-name="T9">u</text:span><text:span text:style-name="T9">l</text:span><text:span text:style-name="T9">e</text:span><text:span text:style-name="T9"> </text:span><text:span text:style-name="T9">(</text:span><text:span text:style-name="T9">m</text:span><text:span text:style-name="T9">s</text:span><text:span text:style-name="T9">)</text:span></text:p>
          </draw:text-box>
        </draw:frame>
        <draw:polygon draw:style-name="gr2" draw:text-style-name="P2" draw:layer="layout" svg:width="0.006cm" svg:height="0cm" svg:x="2.271cm" svg:y="7.782cm" svg:viewBox="0 0 7 0" draw:points="7,0 0,0">
          <text:p/>
        </draw:polygon>
        <draw:line draw:style-name="gr3" draw:text-style-name="P3" draw:layer="layout" svg:x1="2.278cm" svg:y1="7.782cm" svg:x2="2.271cm" svg:y2="7.782cm">
          <text:p/>
        </draw:line>
        <draw:polygon draw:style-name="gr2" draw:text-style-name="P2" draw:layer="layout" svg:width="0.006cm" svg:height="0cm" svg:x="2.271cm" svg:y="7.623cm" svg:viewBox="0 0 7 0" draw:points="7,0 0,0">
          <text:p/>
        </draw:polygon>
        <draw:line draw:style-name="gr3" draw:text-style-name="P3" draw:layer="layout" svg:x1="2.278cm" svg:y1="7.623cm" svg:x2="2.271cm" svg:y2="7.623cm">
          <text:p/>
        </draw:line>
        <draw:polygon draw:style-name="gr2" draw:text-style-name="P2" draw:layer="layout" svg:width="0.006cm" svg:height="0cm" svg:x="2.271cm" svg:y="7.465cm" svg:viewBox="0 0 7 0" draw:points="7,0 0,0">
          <text:p/>
        </draw:polygon>
        <draw:line draw:style-name="gr3" draw:text-style-name="P3" draw:layer="layout" svg:x1="2.278cm" svg:y1="7.465cm" svg:x2="2.271cm" svg:y2="7.465cm">
          <text:p/>
        </draw:line>
        <draw:polygon draw:style-name="gr2" draw:text-style-name="P2" draw:layer="layout" svg:width="0.006cm" svg:height="0cm" svg:x="2.271cm" svg:y="7.306cm" svg:viewBox="0 0 7 0" draw:points="7,0 0,0">
          <text:p/>
        </draw:polygon>
        <draw:line draw:style-name="gr3" draw:text-style-name="P3" draw:layer="layout" svg:x1="2.278cm" svg:y1="7.306cm" svg:x2="2.271cm" svg:y2="7.306cm">
          <text:p/>
        </draw:line>
        <draw:polygon draw:style-name="gr2" draw:text-style-name="P2" draw:layer="layout" svg:width="0.006cm" svg:height="0cm" svg:x="2.271cm" svg:y="7.146cm" svg:viewBox="0 0 7 0" draw:points="7,0 0,0">
          <text:p/>
        </draw:polygon>
        <draw:line draw:style-name="gr3" draw:text-style-name="P3" draw:layer="layout" svg:x1="2.278cm" svg:y1="7.146cm" svg:x2="2.271cm" svg:y2="7.146cm">
          <text:p/>
        </draw:line>
        <draw:polygon draw:style-name="gr2" draw:text-style-name="P2" draw:layer="layout" svg:width="0.006cm" svg:height="0cm" svg:x="2.271cm" svg:y="6.988cm" svg:viewBox="0 0 7 0" draw:points="7,0 0,0">
          <text:p/>
        </draw:polygon>
        <draw:line draw:style-name="gr3" draw:text-style-name="P3" draw:layer="layout" svg:x1="2.278cm" svg:y1="6.988cm" svg:x2="2.271cm" svg:y2="6.988cm">
          <text:p/>
        </draw:line>
        <draw:polygon draw:style-name="gr2" draw:text-style-name="P2" draw:layer="layout" svg:width="0.006cm" svg:height="0cm" svg:x="2.271cm" svg:y="6.829cm" svg:viewBox="0 0 7 0" draw:points="7,0 0,0">
          <text:p/>
        </draw:polygon>
        <draw:line draw:style-name="gr3" draw:text-style-name="P3" draw:layer="layout" svg:x1="2.278cm" svg:y1="6.829cm" svg:x2="2.271cm" svg:y2="6.829cm">
          <text:p/>
        </draw:line>
        <draw:polygon draw:style-name="gr2" draw:text-style-name="P2" draw:layer="layout" svg:width="0.006cm" svg:height="0cm" svg:x="2.271cm" svg:y="6.67cm" svg:viewBox="0 0 7 0" draw:points="7,0 0,0">
          <text:p/>
        </draw:polygon>
        <draw:line draw:style-name="gr3" draw:text-style-name="P3" draw:layer="layout" svg:x1="2.278cm" svg:y1="6.67cm" svg:x2="2.271cm" svg:y2="6.67cm">
          <text:p/>
        </draw:line>
        <draw:polygon draw:style-name="gr2" draw:text-style-name="P2" draw:layer="layout" svg:width="0.006cm" svg:height="0cm" svg:x="2.271cm" svg:y="6.512cm" svg:viewBox="0 0 7 0" draw:points="7,0 0,0">
          <text:p/>
        </draw:polygon>
        <draw:line draw:style-name="gr3" draw:text-style-name="P3" draw:layer="layout" svg:x1="2.278cm" svg:y1="6.512cm" svg:x2="2.271cm" svg:y2="6.512cm">
          <text:p/>
        </draw:line>
        <draw:polygon draw:style-name="gr2" draw:text-style-name="P2" draw:layer="layout" svg:width="0.006cm" svg:height="0cm" svg:x="2.271cm" svg:y="6.353cm" svg:viewBox="0 0 7 0" draw:points="7,0 0,0">
          <text:p/>
        </draw:polygon>
        <draw:line draw:style-name="gr3" draw:text-style-name="P3" draw:layer="layout" svg:x1="2.278cm" svg:y1="6.353cm" svg:x2="2.271cm" svg:y2="6.353cm">
          <text:p/>
        </draw:line>
        <draw:line draw:style-name="gr16" draw:text-style-name="P3" draw:layer="layout" svg:x1="2.278cm" svg:y1="6.352cm" svg:x2="4.092cm" svg:y2="6.352cm">
          <text:p/>
        </draw:line>
        <draw:polygon draw:style-name="gr21" draw:text-style-name="P16" draw:layer="layout" svg:width="0.015cm" svg:height="0.127cm" svg:x="1.398cm" svg:y="7.718cm" svg:viewBox="0 0 16 128" draw:points="0,128 16,128 16,0 0,0">
          <text:p/>
        </draw:polygon>
        <draw:polygon draw:style-name="gr51" draw:text-style-name="P24" draw:layer="layout" svg:width="0.102cm" svg:height="0.126cm" svg:x="1.412cm" svg:y="7.719cm" svg:viewBox="0 0 103 127" draw:points="0,127 103,127 103,0 0,0">
          <text:p/>
        </draw:polygon>
        <draw:polygon draw:style-name="gr21" draw:text-style-name="P16" draw:layer="layout" svg:width="0.166cm" svg:height="0.126cm" svg:x="1.414cm" svg:y="7.559cm" svg:viewBox="0 0 167 127" draw:points="0,127 167,127 167,0 0,0">
          <text:p/>
        </draw:polygon>
        <draw:polygon draw:style-name="gr51" draw:text-style-name="P24" draw:layer="layout" svg:width="0.551cm" svg:height="0.127cm" svg:x="1.58cm" svg:y="7.559cm" svg:viewBox="0 0 552 128" draw:points="0,128 552,128 552,0 0,0">
          <text:p/>
        </draw:polygon>
        <draw:polygon draw:style-name="gr21" draw:text-style-name="P16" draw:layer="layout" svg:width="0.034cm" svg:height="0.126cm" svg:x="1.582cm" svg:y="7.401cm" svg:viewBox="0 0 35 127" draw:points="0,127 35,127 35,0 0,0">
          <text:p/>
        </draw:polygon>
        <draw:polygon draw:style-name="gr51" draw:text-style-name="P24" draw:layer="layout" svg:width="0.304cm" svg:height="0.126cm" svg:x="1.615cm" svg:y="7.401cm" svg:viewBox="0 0 305 127" draw:points="0,127 305,127 305,0 0,0">
          <text:p/>
        </draw:polygon>
        <draw:polygon draw:style-name="gr21" draw:text-style-name="P16" draw:layer="layout" svg:width="0.034cm" svg:height="0.126cm" svg:x="1.616cm" svg:y="7.242cm" svg:viewBox="0 0 35 127" draw:points="0,127 35,127 35,0 0,0">
          <text:p/>
        </draw:polygon>
        <draw:polygon draw:style-name="gr51" draw:text-style-name="P24" draw:layer="layout" svg:width="0.304cm" svg:height="0.126cm" svg:x="1.65cm" svg:y="7.242cm" svg:viewBox="0 0 305 127" draw:points="0,127 305,127 305,0 0,0">
          <text:p/>
        </draw:polygon>
        <draw:polygon draw:style-name="gr52" draw:text-style-name="P25" draw:layer="layout" svg:width="0.513cm" svg:height="0.126cm" svg:x="1.652cm" svg:y="7.083cm" svg:viewBox="0 0 514 127" draw:points="0,127 514,127 514,0 0,0">
          <text:p/>
        </draw:polygon>
        <draw:polygon draw:style-name="gr54" draw:text-style-name="P27" draw:layer="layout" svg:width="0.078cm" svg:height="0.126cm" svg:x="2.166cm" svg:y="6.925cm" svg:viewBox="0 0 79 127" draw:points="0,127 79,127 79,0 0,0">
          <text:p/>
        </draw:polygon>
        <draw:polygon draw:style-name="gr53" draw:text-style-name="P26" draw:layer="layout" svg:width="0.881cm" svg:height="0.126cm" svg:x="2.244cm" svg:y="6.925cm" svg:viewBox="0 0 882 127" draw:points="0,127 882,127 882,0 0,0">
          <text:p/>
        </draw:polygon>
        <draw:polygon draw:style-name="gr21" draw:text-style-name="P16" draw:layer="layout" svg:width="0.009cm" svg:height="0.126cm" svg:x="2.245cm" svg:y="6.766cm" svg:viewBox="0 0 10 127" draw:points="0,127 10,127 10,0 0,0">
          <text:p/>
        </draw:polygon>
        <draw:polygon draw:style-name="gr51" draw:text-style-name="P24" draw:layer="layout" svg:width="0.133cm" svg:height="0.126cm" svg:x="2.255cm" svg:y="6.766cm" svg:viewBox="0 0 134 127" draw:points="0,127 134,127 134,0 0,0">
          <text:p/>
        </draw:polygon>
        <draw:polygon draw:style-name="gr21" draw:text-style-name="P16" draw:layer="layout" svg:width="0.023cm" svg:height="0.127cm" svg:x="2.256cm" svg:y="6.607cm" svg:viewBox="0 0 24 128" draw:points="0,128 24,128 24,0 0,0">
          <text:p/>
        </draw:polygon>
        <draw:polygon draw:style-name="gr51" draw:text-style-name="P24" draw:layer="layout" svg:width="0.293cm" svg:height="0.126cm" svg:x="2.279cm" svg:y="6.607cm" svg:viewBox="0 0 294 127" draw:points="0,127 294,127 294,0 0,0">
          <text:p/>
        </draw:polygon>
        <draw:polygon draw:style-name="gr2" draw:text-style-name="P2" draw:layer="layout" svg:width="0cm" svg:height="0.049cm" svg:x="1.398cm" svg:y="7.941cm" svg:viewBox="0 0 0 50" draw:points="0,0 0,50">
          <text:p/>
        </draw:polygon>
        <draw:line draw:style-name="gr3" draw:text-style-name="P3" draw:layer="layout" svg:x1="1.398cm" svg:y1="7.941cm" svg:x2="1.398cm" svg:y2="7.991cm">
          <text:p/>
        </draw:line>
        <draw:line draw:style-name="gr56" draw:text-style-name="P3" draw:layer="layout" svg:x1="1.676cm" svg:y1="7.941cm" svg:x2="1.676cm" svg:y2="6.352cm">
          <text:p/>
        </draw:line>
        <draw:polygon draw:style-name="gr2" draw:text-style-name="P2" draw:layer="layout" svg:width="0cm" svg:height="0.049cm" svg:x="1.676cm" svg:y="7.941cm" svg:viewBox="0 0 0 50" draw:points="0,0 0,50">
          <text:p/>
        </draw:polygon>
        <draw:line draw:style-name="gr3" draw:text-style-name="P3" draw:layer="layout" svg:x1="1.676cm" svg:y1="7.941cm" svg:x2="1.676cm" svg:y2="7.991cm">
          <text:p/>
        </draw:line>
        <draw:frame draw:style-name="gr27" draw:text-style-name="P5" draw:layer="layout" svg:width="0.145cm" svg:height="0.321cm" svg:x="1.366cm" svg:y="7.98cm">
          <draw:text-box>
            <text:p text:style-name="P18"><text:span text:style-name="T10">0</text:span></text:p>
          </draw:text-box>
        </draw:frame>
        <draw:line draw:style-name="gr56" draw:text-style-name="P3" draw:layer="layout" svg:x1="1.954cm" svg:y1="7.941cm" svg:x2="1.954cm" svg:y2="6.352cm">
          <text:p/>
        </draw:line>
        <draw:polygon draw:style-name="gr2" draw:text-style-name="P2" draw:layer="layout" svg:width="0cm" svg:height="0.049cm" svg:x="1.954cm" svg:y="7.941cm" svg:viewBox="0 0 0 50" draw:points="0,0 0,50">
          <text:p/>
        </draw:polygon>
        <draw:line draw:style-name="gr3" draw:text-style-name="P3" draw:layer="layout" svg:x1="1.954cm" svg:y1="7.941cm" svg:x2="1.954cm" svg:y2="7.991cm">
          <text:p/>
        </draw:line>
        <draw:frame draw:style-name="gr27" draw:text-style-name="P5" draw:layer="layout" svg:width="0.145cm" svg:height="0.321cm" svg:x="1.644cm" svg:y="7.98cm">
          <draw:text-box>
            <text:p text:style-name="P18"><text:span text:style-name="T10">1</text:span></text:p>
          </draw:text-box>
        </draw:frame>
        <draw:line draw:style-name="gr56" draw:text-style-name="P3" draw:layer="layout" svg:x1="2.232cm" svg:y1="7.941cm" svg:x2="2.232cm" svg:y2="6.352cm">
          <text:p/>
        </draw:line>
        <draw:polygon draw:style-name="gr2" draw:text-style-name="P2" draw:layer="layout" svg:width="0cm" svg:height="0.049cm" svg:x="2.232cm" svg:y="7.941cm" svg:viewBox="0 0 0 50" draw:points="0,0 0,50">
          <text:p/>
        </draw:polygon>
        <draw:line draw:style-name="gr3" draw:text-style-name="P3" draw:layer="layout" svg:x1="2.232cm" svg:y1="7.941cm" svg:x2="2.232cm" svg:y2="7.991cm">
          <text:p/>
        </draw:line>
        <draw:frame draw:style-name="gr27" draw:text-style-name="P5" draw:layer="layout" svg:width="0.145cm" svg:height="0.321cm" svg:x="1.921cm" svg:y="7.98cm">
          <draw:text-box>
            <text:p text:style-name="P18"><text:span text:style-name="T10">2</text:span></text:p>
          </draw:text-box>
        </draw:frame>
        <draw:line draw:style-name="gr56" draw:text-style-name="P3" draw:layer="layout" svg:x1="2.511cm" svg:y1="7.941cm" svg:x2="2.511cm" svg:y2="6.352cm">
          <text:p/>
        </draw:line>
        <draw:polygon draw:style-name="gr2" draw:text-style-name="P2" draw:layer="layout" svg:width="0cm" svg:height="0.049cm" svg:x="2.511cm" svg:y="7.941cm" svg:viewBox="0 0 0 50" draw:points="0,0 0,50">
          <text:p/>
        </draw:polygon>
        <draw:line draw:style-name="gr3" draw:text-style-name="P3" draw:layer="layout" svg:x1="2.511cm" svg:y1="7.941cm" svg:x2="2.511cm" svg:y2="7.991cm">
          <text:p/>
        </draw:line>
        <draw:frame draw:style-name="gr27" draw:text-style-name="P5" draw:layer="layout" svg:width="0.145cm" svg:height="0.321cm" svg:x="2.2cm" svg:y="7.98cm">
          <draw:text-box>
            <text:p text:style-name="P18"><text:span text:style-name="T10">3</text:span></text:p>
          </draw:text-box>
        </draw:frame>
        <draw:line draw:style-name="gr56" draw:text-style-name="P3" draw:layer="layout" svg:x1="2.789cm" svg:y1="7.941cm" svg:x2="2.789cm" svg:y2="6.352cm">
          <text:p/>
        </draw:line>
        <draw:polygon draw:style-name="gr2" draw:text-style-name="P2" draw:layer="layout" svg:width="0cm" svg:height="0.049cm" svg:x="2.789cm" svg:y="7.941cm" svg:viewBox="0 0 0 50" draw:points="0,0 0,50">
          <text:p/>
        </draw:polygon>
        <draw:line draw:style-name="gr3" draw:text-style-name="P3" draw:layer="layout" svg:x1="2.789cm" svg:y1="7.941cm" svg:x2="2.789cm" svg:y2="7.991cm">
          <text:p/>
        </draw:line>
        <draw:frame draw:style-name="gr27" draw:text-style-name="P5" draw:layer="layout" svg:width="0.145cm" svg:height="0.321cm" svg:x="2.478cm" svg:y="7.98cm">
          <draw:text-box>
            <text:p text:style-name="P18"><text:span text:style-name="T10">4</text:span></text:p>
          </draw:text-box>
        </draw:frame>
        <draw:line draw:style-name="gr56" draw:text-style-name="P3" draw:layer="layout" svg:x1="3.067cm" svg:y1="7.941cm" svg:x2="3.067cm" svg:y2="6.352cm">
          <text:p/>
        </draw:line>
        <draw:polygon draw:style-name="gr2" draw:text-style-name="P2" draw:layer="layout" svg:width="0cm" svg:height="0.049cm" svg:x="3.067cm" svg:y="7.941cm" svg:viewBox="0 0 0 50" draw:points="0,0 0,50">
          <text:p/>
        </draw:polygon>
        <draw:line draw:style-name="gr3" draw:text-style-name="P3" draw:layer="layout" svg:x1="3.067cm" svg:y1="7.941cm" svg:x2="3.067cm" svg:y2="7.991cm">
          <text:p/>
        </draw:line>
        <draw:frame draw:style-name="gr27" draw:text-style-name="P5" draw:layer="layout" svg:width="0.145cm" svg:height="0.321cm" svg:x="2.757cm" svg:y="7.98cm">
          <draw:text-box>
            <text:p text:style-name="P18"><text:span text:style-name="T10">5</text:span></text:p>
          </draw:text-box>
        </draw:frame>
        <draw:frame draw:style-name="gr57" draw:text-style-name="P5" draw:layer="layout" svg:width="0.144cm" svg:height="0.321cm" svg:x="3.035cm" svg:y="7.98cm">
          <draw:text-box>
            <text:p text:style-name="P18"><text:span text:style-name="T10">6</text:span></text:p>
          </draw:text-box>
        </draw:frame>
        <draw:polygon draw:style-name="gr2" draw:text-style-name="P2" draw:layer="layout" svg:width="0.006cm" svg:height="0cm" svg:x="1.384cm" svg:y="7.941cm" svg:viewBox="0 0 7 0" draw:points="7,0 0,0">
          <text:p/>
        </draw:polygon>
        <draw:line draw:style-name="gr3" draw:text-style-name="P3" draw:layer="layout" svg:x1="1.391cm" svg:y1="7.941cm" svg:x2="1.384cm" svg:y2="7.941cm">
          <text:p/>
        </draw:line>
        <draw:line draw:style-name="gr56" draw:text-style-name="P3" draw:layer="layout" svg:x1="1.398cm" svg:y1="7.782cm" svg:x2="4.974cm" svg:y2="7.782cm">
          <text:p/>
        </draw:line>
        <draw:polygon draw:style-name="gr2" draw:text-style-name="P2" draw:layer="layout" svg:width="0.006cm" svg:height="0cm" svg:x="1.384cm" svg:y="7.782cm" svg:viewBox="0 0 7 0" draw:points="7,0 0,0">
          <text:p/>
        </draw:polygon>
        <draw:line draw:style-name="gr3" draw:text-style-name="P3" draw:layer="layout" svg:x1="1.391cm" svg:y1="7.782cm" svg:x2="1.384cm" svg:y2="7.782cm">
          <text:p/>
        </draw:line>
        <draw:line draw:style-name="gr56" draw:text-style-name="P3" draw:layer="layout" svg:x1="1.398cm" svg:y1="7.623cm" svg:x2="4.974cm" svg:y2="7.623cm">
          <text:p/>
        </draw:line>
        <draw:polygon draw:style-name="gr2" draw:text-style-name="P2" draw:layer="layout" svg:width="0.006cm" svg:height="0cm" svg:x="1.384cm" svg:y="7.623cm" svg:viewBox="0 0 7 0" draw:points="7,0 0,0">
          <text:p/>
        </draw:polygon>
        <draw:line draw:style-name="gr3" draw:text-style-name="P3" draw:layer="layout" svg:x1="1.391cm" svg:y1="7.623cm" svg:x2="1.384cm" svg:y2="7.623cm">
          <text:p/>
        </draw:line>
        <draw:line draw:style-name="gr56" draw:text-style-name="P3" draw:layer="layout" svg:x1="1.398cm" svg:y1="7.464cm" svg:x2="4.974cm" svg:y2="7.464cm">
          <text:p/>
        </draw:line>
        <draw:polygon draw:style-name="gr2" draw:text-style-name="P2" draw:layer="layout" svg:width="0.006cm" svg:height="0cm" svg:x="1.384cm" svg:y="7.465cm" svg:viewBox="0 0 7 0" draw:points="7,0 0,0">
          <text:p/>
        </draw:polygon>
        <draw:line draw:style-name="gr3" draw:text-style-name="P3" draw:layer="layout" svg:x1="1.391cm" svg:y1="7.465cm" svg:x2="1.384cm" svg:y2="7.465cm">
          <text:p/>
        </draw:line>
        <draw:line draw:style-name="gr56" draw:text-style-name="P3" draw:layer="layout" svg:x1="1.398cm" svg:y1="7.306cm" svg:x2="4.974cm" svg:y2="7.306cm">
          <text:p/>
        </draw:line>
        <draw:polygon draw:style-name="gr2" draw:text-style-name="P2" draw:layer="layout" svg:width="0.006cm" svg:height="0cm" svg:x="1.384cm" svg:y="7.306cm" svg:viewBox="0 0 7 0" draw:points="7,0 0,0">
          <text:p/>
        </draw:polygon>
        <draw:line draw:style-name="gr3" draw:text-style-name="P3" draw:layer="layout" svg:x1="1.391cm" svg:y1="7.306cm" svg:x2="1.384cm" svg:y2="7.306cm">
          <text:p/>
        </draw:line>
        <draw:polygon draw:style-name="gr54" draw:text-style-name="P27" draw:layer="layout" svg:width="0.078cm" svg:height="0.126cm" svg:x="1.652cm" svg:y="7.083cm" svg:viewBox="0 0 79 127" draw:points="0,127 79,127 79,0 0,0">
          <text:p/>
        </draw:polygon>
        <draw:polygon draw:style-name="gr2" draw:text-style-name="P2" draw:layer="layout" svg:width="0.006cm" svg:height="0cm" svg:x="1.384cm" svg:y="7.146cm" svg:viewBox="0 0 7 0" draw:points="7,0 0,0">
          <text:p/>
        </draw:polygon>
        <draw:line draw:style-name="gr3" draw:text-style-name="P3" draw:layer="layout" svg:x1="1.391cm" svg:y1="7.146cm" svg:x2="1.384cm" svg:y2="7.146cm">
          <text:p/>
        </draw:line>
        <draw:line draw:style-name="gr56" draw:text-style-name="P3" draw:layer="layout" svg:x1="1.398cm" svg:y1="6.988cm" svg:x2="4.974cm" svg:y2="6.988cm">
          <text:p/>
        </draw:line>
        <draw:polygon draw:style-name="gr2" draw:text-style-name="P2" draw:layer="layout" svg:width="0.006cm" svg:height="0cm" svg:x="1.384cm" svg:y="6.988cm" svg:viewBox="0 0 7 0" draw:points="7,0 0,0">
          <text:p/>
        </draw:polygon>
        <draw:line draw:style-name="gr3" draw:text-style-name="P3" draw:layer="layout" svg:x1="1.391cm" svg:y1="6.988cm" svg:x2="1.384cm" svg:y2="6.988cm">
          <text:p/>
        </draw:line>
        <draw:line draw:style-name="gr56" draw:text-style-name="P3" draw:layer="layout" svg:x1="1.398cm" svg:y1="6.829cm" svg:x2="4.974cm" svg:y2="6.829cm">
          <text:p/>
        </draw:line>
        <draw:polygon draw:style-name="gr2" draw:text-style-name="P2" draw:layer="layout" svg:width="0.006cm" svg:height="0cm" svg:x="1.384cm" svg:y="6.829cm" svg:viewBox="0 0 7 0" draw:points="7,0 0,0">
          <text:p/>
        </draw:polygon>
        <draw:line draw:style-name="gr3" draw:text-style-name="P3" draw:layer="layout" svg:x1="1.391cm" svg:y1="6.829cm" svg:x2="1.384cm" svg:y2="6.829cm">
          <text:p/>
        </draw:line>
        <draw:line draw:style-name="gr56" draw:text-style-name="P3" draw:layer="layout" svg:x1="1.398cm" svg:y1="6.67cm" svg:x2="4.964cm" svg:y2="6.67cm">
          <text:p/>
        </draw:line>
        <draw:polygon draw:style-name="gr2" draw:text-style-name="P2" draw:layer="layout" svg:width="0.006cm" svg:height="0cm" svg:x="1.384cm" svg:y="6.67cm" svg:viewBox="0 0 7 0" draw:points="7,0 0,0">
          <text:p/>
        </draw:polygon>
        <draw:line draw:style-name="gr3" draw:text-style-name="P3" draw:layer="layout" svg:x1="1.391cm" svg:y1="6.67cm" svg:x2="1.384cm" svg:y2="6.67cm">
          <text:p/>
        </draw:line>
        <draw:line draw:style-name="gr56" draw:text-style-name="P3" draw:layer="layout" svg:x1="1.398cm" svg:y1="6.512cm" svg:x2="4.974cm" svg:y2="6.512cm">
          <text:p/>
        </draw:line>
        <draw:polygon draw:style-name="gr2" draw:text-style-name="P2" draw:layer="layout" svg:width="0.006cm" svg:height="0cm" svg:x="1.384cm" svg:y="6.512cm" svg:viewBox="0 0 7 0" draw:points="7,0 0,0">
          <text:p/>
        </draw:polygon>
        <draw:line draw:style-name="gr3" draw:text-style-name="P3" draw:layer="layout" svg:x1="1.391cm" svg:y1="6.512cm" svg:x2="1.384cm" svg:y2="6.512cm">
          <text:p/>
        </draw:line>
        <draw:polygon draw:style-name="gr2" draw:text-style-name="P2" draw:layer="layout" svg:width="0.006cm" svg:height="0cm" svg:x="1.384cm" svg:y="6.353cm" svg:viewBox="0 0 7 0" draw:points="7,0 0,0">
          <text:p/>
        </draw:polygon>
        <draw:line draw:style-name="gr3" draw:text-style-name="P3" draw:layer="layout" svg:x1="1.391cm" svg:y1="6.353cm" svg:x2="1.384cm" svg:y2="6.353cm">
          <text:p/>
        </draw:line>
        <draw:line draw:style-name="gr16" draw:text-style-name="P3" draw:layer="layout" svg:x1="1.398cm" svg:y1="7.941cm" svg:x2="1.398cm" svg:y2="6.352cm">
          <text:p/>
        </draw:line>
        <draw:line draw:style-name="gr16" draw:text-style-name="P3" draw:layer="layout" svg:x1="1.398cm" svg:y1="6.352cm" svg:x2="3.212cm" svg:y2="6.352cm">
          <text:p/>
        </draw:line>
        <draw:polygon draw:style-name="gr21" draw:text-style-name="P16" draw:layer="layout" svg:width="0.015cm" svg:height="0.127cm" svg:x="3.16cm" svg:y="7.718cm" svg:viewBox="0 0 16 128" draw:points="0,128 16,128 16,0 0,0">
          <text:p/>
        </draw:polygon>
        <draw:polygon draw:style-name="gr51" draw:text-style-name="P24" draw:layer="layout" svg:width="0.102cm" svg:height="0.126cm" svg:x="3.174cm" svg:y="7.718cm" svg:viewBox="0 0 103 127" draw:points="0,127 103,127 103,0 0,0">
          <text:p/>
        </draw:polygon>
        <draw:polygon draw:style-name="gr2" draw:text-style-name="P2" draw:layer="layout" svg:width="0cm" svg:height="0.126cm" svg:x="4.042cm" svg:y="6.447cm" svg:viewBox="0 0 1 127" draw:points="0,127 1,127 1,0 0,0">
          <text:p/>
        </draw:polygon>
        <draw:polygon draw:style-name="gr2" draw:text-style-name="P2" draw:layer="layout" svg:width="0cm" svg:height="0.049cm" svg:x="3.16cm" svg:y="7.94cm" svg:viewBox="0 0 0 50" draw:points="0,0 0,50">
          <text:p/>
        </draw:polygon>
        <draw:line draw:style-name="gr55" draw:text-style-name="P3" draw:layer="layout" svg:x1="4.049cm" svg:y1="7.94cm" svg:x2="4.049cm" svg:y2="7.99cm">
          <text:p/>
        </draw:line>
        <draw:polygon draw:style-name="gr2" draw:text-style-name="P2" draw:layer="layout" svg:width="0cm" svg:height="0.049cm" svg:x="3.437cm" svg:y="7.94cm" svg:viewBox="0 0 0 50" draw:points="0,0 0,50">
          <text:p/>
        </draw:polygon>
        <draw:polygon draw:style-name="gr2" draw:text-style-name="P2" draw:layer="layout" svg:width="0cm" svg:height="0.049cm" svg:x="3.716cm" svg:y="7.94cm" svg:viewBox="0 0 0 50" draw:points="0,0 0,50">
          <text:p/>
        </draw:polygon>
        <draw:polygon draw:style-name="gr2" draw:text-style-name="P2" draw:layer="layout" svg:width="0cm" svg:height="0.049cm" svg:x="3.994cm" svg:y="7.94cm" svg:viewBox="0 0 0 50" draw:points="0,0 0,50">
          <text:p/>
        </draw:polygon>
        <draw:polygon draw:style-name="gr2" draw:text-style-name="P2" draw:layer="layout" svg:width="0cm" svg:height="0.049cm" svg:x="4.273cm" svg:y="7.94cm" svg:viewBox="0 0 0 50" draw:points="0,0 0,50">
          <text:p/>
        </draw:polygon>
        <draw:polygon draw:style-name="gr2" draw:text-style-name="P2" draw:layer="layout" svg:width="0cm" svg:height="0.049cm" svg:x="4.55cm" svg:y="7.94cm" svg:viewBox="0 0 0 50" draw:points="0,0 0,50">
          <text:p/>
        </draw:polygon>
        <draw:polygon draw:style-name="gr2" draw:text-style-name="P2" draw:layer="layout" svg:width="0cm" svg:height="0.049cm" svg:x="4.829cm" svg:y="7.94cm" svg:viewBox="0 0 0 50" draw:points="0,0 0,50">
          <text:p/>
        </draw:polygon>
        <draw:polygon draw:style-name="gr2" draw:text-style-name="P2" draw:layer="layout" svg:width="0.006cm" svg:height="0cm" svg:x="3.153cm" svg:y="7.94cm" svg:viewBox="0 0 7 0" draw:points="7,0 0,0">
          <text:p/>
        </draw:polygon>
        <draw:line draw:style-name="gr3" draw:text-style-name="P3" draw:layer="layout" svg:x1="3.16cm" svg:y1="7.94cm" svg:x2="3.153cm" svg:y2="7.94cm">
          <text:p/>
        </draw:line>
        <draw:polygon draw:style-name="gr2" draw:text-style-name="P2" draw:layer="layout" svg:width="0.006cm" svg:height="0cm" svg:x="3.153cm" svg:y="7.781cm" svg:viewBox="0 0 7 0" draw:points="7,0 0,0">
          <text:p/>
        </draw:polygon>
        <draw:line draw:style-name="gr3" draw:text-style-name="P3" draw:layer="layout" svg:x1="3.16cm" svg:y1="7.781cm" svg:x2="3.153cm" svg:y2="7.781cm">
          <text:p/>
        </draw:line>
        <draw:polygon draw:style-name="gr2" draw:text-style-name="P2" draw:layer="layout" svg:width="0.006cm" svg:height="0cm" svg:x="3.153cm" svg:y="7.622cm" svg:viewBox="0 0 7 0" draw:points="7,0 0,0">
          <text:p/>
        </draw:polygon>
        <draw:line draw:style-name="gr3" draw:text-style-name="P3" draw:layer="layout" svg:x1="3.16cm" svg:y1="7.622cm" svg:x2="3.153cm" svg:y2="7.622cm">
          <text:p/>
        </draw:line>
        <draw:polygon draw:style-name="gr2" draw:text-style-name="P2" draw:layer="layout" svg:width="0.006cm" svg:height="0cm" svg:x="3.153cm" svg:y="7.464cm" svg:viewBox="0 0 7 0" draw:points="7,0 0,0">
          <text:p/>
        </draw:polygon>
        <draw:line draw:style-name="gr3" draw:text-style-name="P3" draw:layer="layout" svg:x1="3.16cm" svg:y1="7.464cm" svg:x2="3.153cm" svg:y2="7.464cm">
          <text:p/>
        </draw:line>
        <draw:polygon draw:style-name="gr2" draw:text-style-name="P2" draw:layer="layout" svg:width="0.006cm" svg:height="0cm" svg:x="3.153cm" svg:y="7.305cm" svg:viewBox="0 0 7 0" draw:points="7,0 0,0">
          <text:p/>
        </draw:polygon>
        <draw:line draw:style-name="gr3" draw:text-style-name="P3" draw:layer="layout" svg:x1="3.16cm" svg:y1="7.305cm" svg:x2="3.153cm" svg:y2="7.305cm">
          <text:p/>
        </draw:line>
        <draw:polygon draw:style-name="gr2" draw:text-style-name="P2" draw:layer="layout" svg:width="0.006cm" svg:height="0cm" svg:x="3.153cm" svg:y="7.145cm" svg:viewBox="0 0 7 0" draw:points="7,0 0,0">
          <text:p/>
        </draw:polygon>
        <draw:line draw:style-name="gr3" draw:text-style-name="P3" draw:layer="layout" svg:x1="3.16cm" svg:y1="7.145cm" svg:x2="3.153cm" svg:y2="7.145cm">
          <text:p/>
        </draw:line>
        <draw:polygon draw:style-name="gr2" draw:text-style-name="P2" draw:layer="layout" svg:width="0.006cm" svg:height="0cm" svg:x="3.153cm" svg:y="6.987cm" svg:viewBox="0 0 7 0" draw:points="7,0 0,0">
          <text:p/>
        </draw:polygon>
        <draw:line draw:style-name="gr3" draw:text-style-name="P3" draw:layer="layout" svg:x1="3.16cm" svg:y1="6.987cm" svg:x2="3.153cm" svg:y2="6.987cm">
          <text:p/>
        </draw:line>
        <draw:polygon draw:style-name="gr2" draw:text-style-name="P2" draw:layer="layout" svg:width="0.006cm" svg:height="0cm" svg:x="3.153cm" svg:y="6.828cm" svg:viewBox="0 0 7 0" draw:points="7,0 0,0">
          <text:p/>
        </draw:polygon>
        <draw:line draw:style-name="gr3" draw:text-style-name="P3" draw:layer="layout" svg:x1="3.16cm" svg:y1="6.828cm" svg:x2="3.153cm" svg:y2="6.828cm">
          <text:p/>
        </draw:line>
        <draw:polygon draw:style-name="gr2" draw:text-style-name="P2" draw:layer="layout" svg:width="0.006cm" svg:height="0cm" svg:x="3.153cm" svg:y="6.669cm" svg:viewBox="0 0 7 0" draw:points="7,0 0,0">
          <text:p/>
        </draw:polygon>
        <draw:line draw:style-name="gr3" draw:text-style-name="P3" draw:layer="layout" svg:x1="3.16cm" svg:y1="6.669cm" svg:x2="3.153cm" svg:y2="6.669cm">
          <text:p/>
        </draw:line>
        <draw:polygon draw:style-name="gr2" draw:text-style-name="P2" draw:layer="layout" svg:width="0.006cm" svg:height="0cm" svg:x="3.153cm" svg:y="6.511cm" svg:viewBox="0 0 7 0" draw:points="7,0 0,0">
          <text:p/>
        </draw:polygon>
        <draw:line draw:style-name="gr3" draw:text-style-name="P3" draw:layer="layout" svg:x1="3.16cm" svg:y1="6.511cm" svg:x2="3.153cm" svg:y2="6.511cm">
          <text:p/>
        </draw:line>
        <draw:polygon draw:style-name="gr2" draw:text-style-name="P2" draw:layer="layout" svg:width="0.006cm" svg:height="0cm" svg:x="3.153cm" svg:y="6.352cm" svg:viewBox="0 0 7 0" draw:points="7,0 0,0">
          <text:p/>
        </draw:polygon>
        <draw:line draw:style-name="gr3" draw:text-style-name="P3" draw:layer="layout" svg:x1="3.16cm" svg:y1="6.352cm" svg:x2="3.153cm" svg:y2="6.352cm">
          <text:p/>
        </draw:line>
        <draw:line draw:style-name="gr16" draw:text-style-name="P3" draw:layer="layout" svg:x1="4.973cm" svg:y1="7.94cm" svg:x2="4.973cm" svg:y2="6.351cm">
          <text:p/>
        </draw:line>
        <draw:line draw:style-name="gr16" draw:text-style-name="P3" draw:layer="layout" svg:x1="3.16cm" svg:y1="6.351cm" svg:x2="4.974cm" svg:y2="6.351cm">
          <text:p/>
        </draw:line>
        <draw:line draw:style-name="gr3" draw:text-style-name="P3" draw:layer="layout" svg:x1="2.233cm" svg:y1="7.941cm" svg:x2="2.233cm" svg:y2="7.991cm">
          <text:p/>
        </draw:line>
        <draw:line draw:style-name="gr56" draw:text-style-name="P3" draw:layer="layout" svg:x1="3.345cm" svg:y1="7.941cm" svg:x2="3.345cm" svg:y2="6.352cm">
          <text:p/>
        </draw:line>
        <draw:line draw:style-name="gr56" draw:text-style-name="P3" draw:layer="layout" svg:x1="3.623cm" svg:y1="7.941cm" svg:x2="3.623cm" svg:y2="6.352cm">
          <text:p/>
        </draw:line>
        <draw:line draw:style-name="gr56" draw:text-style-name="P3" draw:layer="layout" svg:x1="3.899cm" svg:y1="7.941cm" svg:x2="3.899cm" svg:y2="6.352cm">
          <text:p/>
        </draw:line>
        <draw:polygon draw:style-name="gr54" draw:text-style-name="P27" draw:layer="layout" svg:width="0.078cm" svg:height="0.126cm" svg:x="2.532cm" svg:y="7.083cm" svg:viewBox="0 0 79 127" draw:points="0,127 79,127 79,0 0,0">
          <text:p/>
        </draw:polygon>
        <draw:polygon draw:style-name="gr2" draw:text-style-name="P2" draw:layer="layout" svg:width="0cm" svg:height="0.049cm" svg:x="3.947cm" svg:y="7.941cm" svg:viewBox="0 0 0 50" draw:points="0,0 0,50">
          <text:p/>
        </draw:polygon>
        <draw:line draw:style-name="gr3" draw:text-style-name="P3" draw:layer="layout" svg:x1="4.178cm" svg:y1="7.941cm" svg:x2="4.178cm" svg:y2="7.991cm">
          <text:p/>
        </draw:line>
        <draw:polygon draw:style-name="gr2" draw:text-style-name="P2" draw:layer="layout" svg:width="0cm" svg:height="0.049cm" svg:x="3.993cm" svg:y="7.94cm" svg:viewBox="0 0 0 50" draw:points="0,0 0,50">
          <text:p/>
        </draw:polygon>
        <draw:line draw:style-name="gr56" draw:text-style-name="P3" draw:layer="layout" svg:x1="4.177cm" svg:y1="7.941cm" svg:x2="4.177cm" svg:y2="6.352cm">
          <text:p/>
        </draw:line>
        <draw:polygon draw:style-name="gr2" draw:text-style-name="P2" draw:layer="layout" svg:width="0cm" svg:height="0.049cm" svg:x="4.223cm" svg:y="7.941cm" svg:viewBox="0 0 0 50" draw:points="0,0 0,50">
          <text:p/>
        </draw:polygon>
        <draw:line draw:style-name="gr3" draw:text-style-name="P3" draw:layer="layout" svg:x1="4.455cm" svg:y1="7.941cm" svg:x2="4.455cm" svg:y2="7.991cm">
          <text:p/>
        </draw:line>
        <draw:line draw:style-name="gr56" draw:text-style-name="P3" draw:layer="layout" svg:x1="4.453cm" svg:y1="7.941cm" svg:x2="4.453cm" svg:y2="6.352cm">
          <text:p/>
        </draw:line>
        <draw:polygon draw:style-name="gr2" draw:text-style-name="P2" draw:layer="layout" svg:width="0cm" svg:height="0.049cm" svg:x="4.501cm" svg:y="7.941cm" svg:viewBox="0 0 0 50" draw:points="0,0 0,50">
          <text:p/>
        </draw:polygon>
        <draw:line draw:style-name="gr3" draw:text-style-name="P3" draw:layer="layout" svg:x1="4.732cm" svg:y1="7.941cm" svg:x2="4.732cm" svg:y2="7.991cm">
          <text:p/>
        </draw:line>
        <draw:polygon draw:style-name="gr2" draw:text-style-name="P2" draw:layer="layout" svg:width="0cm" svg:height="0.049cm" svg:x="4.547cm" svg:y="7.94cm" svg:viewBox="0 0 0 50" draw:points="0,0 0,50">
          <text:p/>
        </draw:polygon>
        <draw:line draw:style-name="gr56" draw:text-style-name="P3" draw:layer="layout" svg:x1="4.731cm" svg:y1="7.941cm" svg:x2="4.731cm" svg:y2="6.352cm">
          <text:p/>
        </draw:line>
        <draw:line draw:style-name="gr55" draw:text-style-name="P3" draw:layer="layout" svg:x1="3.16cm" svg:y1="7.94cm" svg:x2="3.16cm" svg:y2="7.99cm">
          <text:p/>
        </draw:line>
        <draw:frame draw:style-name="gr58" draw:text-style-name="P5" draw:layer="layout" svg:width="0.854cm" svg:height="0.32cm" svg:x="0.944cm" svg:y="7.718cm">
          <draw:text-box>
            <text:p text:style-name="P18"><text:span text:style-name="T10">HX_IN</text:span></text:p>
          </draw:text-box>
        </draw:frame>
        <draw:frame draw:style-name="gr30" draw:text-style-name="P5" draw:layer="layout" svg:width="1.292cm" svg:height="0.321cm" svg:x="0.718cm" svg:y="7.559cm">
          <draw:text-box>
            <text:p text:style-name="P18"><text:span text:style-name="T10">H1_CO</text:span><text:span text:style-name="T10">NV</text:span></text:p>
          </draw:text-box>
        </draw:frame>
        <draw:frame draw:style-name="gr32" draw:text-style-name="P5" draw:layer="layout" svg:width="1.235cm" svg:height="0.32cm" svg:x="0.662cm" svg:y="7.321cm">
          <draw:text-box>
            <text:p text:style-name="P18"><text:span text:style-name="T10">H</text:span><text:span text:style-name="T10">2</text:span><text:span text:style-name="T10">_</text:span><text:span text:style-name="T10">P</text:span><text:span text:style-name="T10">O</text:span><text:span text:style-name="T10">O</text:span><text:span text:style-name="T10">L</text:span></text:p>
          </draw:text-box>
        </draw:frame>
        <draw:frame draw:style-name="gr59" draw:text-style-name="P5" draw:layer="layout" svg:width="1.291cm" svg:height="0.321cm" svg:x="0.638cm" svg:y="7.005cm">
          <draw:text-box>
            <text:p text:style-name="P18"><text:span text:style-name="T10">H3_CO</text:span><text:span text:style-name="T10">NV</text:span></text:p>
          </draw:text-box>
        </draw:frame>
        <draw:frame draw:style-name="gr60" draw:text-style-name="P5" draw:layer="layout" svg:width="1.139cm" svg:height="0.321cm" svg:x="0.804cm" svg:y="6.446cm">
          <draw:text-box>
            <text:p text:style-name="P18"><text:span text:style-name="T10">H</text:span><text:span text:style-name="T10">Y</text:span><text:span text:style-name="T10">_</text:span><text:span text:style-name="T10">O</text:span><text:span text:style-name="T10">U</text:span><text:span text:style-name="T10">T</text:span></text:p>
          </draw:text-box>
        </draw:frame>
        <draw:frame draw:style-name="gr61" draw:text-style-name="P28" draw:layer="layout" svg:width="1.078cm" svg:height="0.408cm" svg:x="0.673cm" svg:y="6.465cm">
          <draw:text-box>
            <text:p><text:span text:style-name="T10">H5_FC</text:span></text:p>
          </draw:text-box>
        </draw:frame>
        <draw:custom-shape draw:style-name="gr62" draw:text-style-name="P29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3" draw:text-style-name="P29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5" draw:layer="layout" svg:width="0.145cm" svg:height="0.321cm" svg:x="3.312cm" svg:y="7.98cm">
          <draw:text-box>
            <text:p text:style-name="P18"><text:span text:style-name="T10">7</text:span></text:p>
          </draw:text-box>
        </draw:frame>
        <draw:frame draw:style-name="gr27" draw:text-style-name="P5" draw:layer="layout" svg:width="0.145cm" svg:height="0.321cm" svg:x="3.59cm" svg:y="7.98cm">
          <draw:text-box>
            <text:p text:style-name="P18"><text:span text:style-name="T10">8</text:span></text:p>
          </draw:text-box>
        </draw:frame>
        <draw:frame draw:style-name="gr27" draw:text-style-name="P5" draw:layer="layout" svg:width="0.145cm" svg:height="0.321cm" svg:x="3.867cm" svg:y="7.98cm">
          <draw:text-box>
            <text:p text:style-name="P18"><text:span text:style-name="T10">9</text:span></text:p>
          </draw:text-box>
        </draw:frame>
        <draw:frame draw:style-name="gr64" draw:text-style-name="P5" draw:layer="layout" svg:width="0.287cm" svg:height="0.321cm" svg:x="4.146cm" svg:y="7.98cm">
          <draw:text-box>
            <text:p text:style-name="P18"><text:span text:style-name="T10">10</text:span></text:p>
          </draw:text-box>
        </draw:frame>
        <draw:frame draw:style-name="gr64" draw:text-style-name="P5" draw:layer="layout" svg:width="0.287cm" svg:height="0.321cm" svg:x="4.425cm" svg:y="7.98cm">
          <draw:text-box>
            <text:p text:style-name="P18"><text:span text:style-name="T10">11</text:span></text:p>
          </draw:text-box>
        </draw:frame>
        <draw:frame draw:style-name="gr64" draw:text-style-name="P5" draw:layer="layout" svg:width="0.287cm" svg:height="0.321cm" svg:x="4.703cm" svg:y="7.98cm">
          <draw:text-box>
            <text:p text:style-name="P18"><text:span text:style-name="T10">1</text:span><text:span text:style-name="T10">2</text:span></text:p>
          </draw:text-box>
        </draw:frame>
        <draw:line draw:style-name="gr65" draw:text-style-name="P3" draw:layer="layout" svg:x1="3.16cm" svg:y1="7.94cm" svg:x2="3.16cm" svg:y2="6.08cm">
          <text:p/>
        </draw:line>
        <draw:line draw:style-name="gr65" draw:text-style-name="P3" draw:layer="layout" svg:x1="4.049cm" svg:y1="7.941cm" svg:x2="4.049cm" svg:y2="6.08cm">
          <text:p/>
        </draw:line>
        <draw:polygon draw:style-name="gr53" draw:text-style-name="P26" draw:layer="layout" svg:width="0.881cm" svg:height="0.126cm" svg:x="2.165cm" svg:y="7.083cm" svg:viewBox="0 0 882 127" draw:points="0,127 882,127 882,0 0,0">
          <text:p/>
        </draw:polygon>
        <draw:polygon draw:style-name="gr54" draw:text-style-name="P27" draw:layer="layout" svg:width="0.078cm" svg:height="0.126cm" svg:x="3.413cm" svg:y="7.083cm" svg:viewBox="0 0 79 127" draw:points="0,127 79,127 79,0 0,0">
          <text:p/>
        </draw:polygon>
        <draw:polygon draw:style-name="gr53" draw:text-style-name="P26" draw:layer="layout" svg:width="0.881cm" svg:height="0.126cm" svg:x="3.047cm" svg:y="7.083cm" svg:viewBox="0 0 882 127" draw:points="0,127 882,127 882,0 0,0">
          <text:p/>
        </draw:polygon>
        <draw:line draw:style-name="gr56" draw:text-style-name="P3" draw:layer="layout" svg:x1="1.398cm" svg:y1="7.147cm" svg:x2="4.974cm" svg:y2="7.147cm">
          <text:p/>
        </draw:line>
        <draw:polygon draw:style-name="gr21" draw:text-style-name="P16" draw:layer="layout" svg:width="0.009cm" svg:height="0.126cm" svg:x="2.273cm" svg:y="6.448cm" svg:viewBox="0 0 10 127" draw:points="0,127 10,127 10,0 0,0">
          <text:p/>
        </draw:polygon>
        <draw:polygon draw:style-name="gr21" draw:text-style-name="P16" draw:layer="layout" svg:width="0.009cm" svg:height="0.126cm" svg:x="3.155cm" svg:y="6.447cm" svg:viewBox="0 0 10 127" draw:points="0,127 10,127 10,0 0,0">
          <text:p/>
        </draw:polygon>
        <draw:polygon draw:style-name="gr21" draw:text-style-name="P16" draw:layer="layout" svg:width="0.009cm" svg:height="0.126cm" svg:x="4.043cm" svg:y="6.447cm" svg:viewBox="0 0 10 127" draw:points="0,127 10,127 10,0 0,0">
          <text:p/>
        </draw:polygon>
        <draw:polygon draw:style-name="gr53" draw:text-style-name="P26" draw:layer="layout" svg:width="0.764cm" svg:height="0.126cm" svg:x="1.402cm" svg:y="7.083cm" svg:viewBox="0 0 765 127" draw:points="0,127 765,127 765,0 0,0">
          <text:p/>
        </draw:polygon>
        <draw:polygon draw:style-name="gr53" draw:text-style-name="P26" draw:layer="layout" svg:width="0.841cm" svg:height="0.126cm" svg:x="1.402cm" svg:y="6.926cm" svg:viewBox="0 0 842 127" draw:points="0,127 842,127 842,0 0,0">
          <text:p/>
        </draw:polygon>
        <draw:frame draw:style-name="gr40" draw:text-style-name="P30" draw:layer="layout" svg:width="0.758cm" svg:height="0.32cm" svg:x="1.543cm" svg:y="7.07cm">
          <draw:text-box>
            <text:p text:style-name="P18"><text:span text:style-name="T11">C</text:span><text:span text:style-name="T11">o</text:span><text:span text:style-name="T11">n</text:span><text:span text:style-name="T11">v</text:span><text:span text:style-name="T11">2</text:span></text:p>
          </draw:text-box>
        </draw:frame>
        <draw:frame draw:style-name="gr40" draw:text-style-name="P30" draw:layer="layout" svg:width="0.758cm" svg:height="0.32cm" svg:x="1.543cm" svg:y="6.912cm">
          <draw:text-box>
            <text:p text:style-name="P18"><text:span text:style-name="T11">C</text:span><text:span text:style-name="T11">o</text:span><text:span text:style-name="T11">n</text:span><text:span text:style-name="T11">v</text:span><text:span text:style-name="T11">3</text:span></text:p>
          </draw:text-box>
        </draw:frame>
        <draw:custom-shape draw:style-name="gr66" draw:text-style-name="P29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3" draw:layer="layout" svg:x1="2.278cm" svg:y1="7.941cm" svg:x2="2.278cm" svg:y2="6.08cm">
          <text:p/>
        </draw:line>
        <draw:frame draw:style-name="gr32" draw:text-style-name="P19" draw:layer="layout" svg:width="1.235cm" svg:height="0.32cm" svg:x="0.761cm" svg:y="6.752cm">
          <draw:text-box>
            <text:p text:style-name="P18"><text:span text:style-name="T5">H</text:span><text:span text:style-name="T5">4</text:span><text:span text:style-name="T5">_</text:span><text:span text:style-name="T5">P</text:span><text:span text:style-name="T5">O</text:span><text:span text:style-name="T5">O</text:span><text:span text:style-name="T5">L</text:span></text:p>
          </draw:text-box>
        </draw:frame>
        <draw:line draw:style-name="gr16" draw:text-style-name="P3" draw:layer="layout" svg:x1="1.398cm" svg:y1="7.941cm" svg:x2="4.974cm" svg:y2="7.941cm">
          <text:p/>
        </draw:line>
        <draw:frame draw:style-name="gr18" draw:text-style-name="P23" draw:layer="layout" svg:width="1.865cm" svg:height="0.319cm" svg:x="0.254cm" svg:y="6.007cm">
          <draw:text-box>
            <text:p text:style-name="P31"><text:span text:style-name="T12">I</text:span><text:span text:style-name="T12">t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=</text:span><text:span text:style-name="T12"> </text:span><text:span text:style-name="T12">3</text:span><text:span text:style-name="T12">.</text:span><text:span text:style-name="T12">1</text:span><text:span text:style-name="T12">8</text:span><text:span text:style-name="T12"> </text:span><text:span text:style-name="T12">m</text:span><text:span text:style-name="T12">s</text:span></text:p>
          </draw:text-box>
        </draw:frame>
        <draw:line draw:style-name="gr65" draw:text-style-name="P3" draw:layer="layout" svg:x1="2.188cm" svg:y1="6.143cm" svg:x2="4.175cm" svg:y2="6.143cm">
          <text:p/>
        </draw:line>
        <draw:line draw:style-name="gr65" draw:text-style-name="P3" draw:layer="layout" svg:x1="2.201cm" svg:y1="6.165cm" svg:x2="2.409cm" svg:y2="6.107cm">
          <text:p/>
        </draw:line>
        <draw:line draw:style-name="gr65" draw:text-style-name="P3" draw:layer="layout" svg:x1="3.077cm" svg:y1="6.165cm" svg:x2="3.285cm" svg:y2="6.107cm">
          <text:p/>
        </draw:line>
        <draw:line draw:style-name="gr65" draw:text-style-name="P3" draw:layer="layout" svg:x1="3.971cm" svg:y1="6.165cm" svg:x2="4.179cm" svg:y2="6.107cm">
          <text:p/>
        </draw:line>
        <draw:line draw:style-name="gr65" draw:text-style-name="P3" draw:layer="layout" svg:x1="2.361cm" svg:y1="6.165cm" svg:x2="2.153cm" svg:y2="6.107cm">
          <text:p/>
        </draw:line>
        <draw:line draw:style-name="gr65" draw:text-style-name="P3" draw:layer="layout" svg:x1="3.249cm" svg:y1="6.165cm" svg:x2="3.041cm" svg:y2="6.107cm">
          <text:p/>
        </draw:line>
        <draw:line draw:style-name="gr65" draw:text-style-name="P3" draw:layer="layout" svg:x1="4.143cm" svg:y1="6.165cm" svg:x2="3.935cm" svg:y2="6.107cm">
          <text:p/>
        </draw:line>
        <draw:line draw:style-name="gr48" draw:text-style-name="P13" draw:layer="layout" svg:x1="1.553cm" svg:y1="3.536cm" svg:x2="2.383cm" svg:y2="4.46cm">
          <text:p/>
        </draw:line>
        <draw:line draw:style-name="gr49" draw:text-style-name="P13" draw:layer="layout" svg:x1="2.906cm" svg:y1="3.567cm" svg:x2="3.797cm" svg:y2="4.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Sans" svg:font-family="DejaVuSans"/>
    <style:font-face style:name="Helvetica1" svg:font-family="Helvetica"/>
    <style:font-face style:name="Liberation Serif" svg:font-family="'Liberation Serif'"/>
    <style:font-face style:name="Symbol1" svg:font-family="Symbol"/>
    <style:font-face style:name="Arial1" svg:font-family="Arial" style:font-pitch="variable"/>
    <style:font-face style:name="Helvetica" svg:font-family="Helvetic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1:18:29.034148874</dc:date>
    <meta:editing-duration>PT5H8M40S</meta:editing-duration>
    <meta:editing-cycles>45</meta:editing-cycles>
    <meta:generator>LibreOffice/6.4.7.2$Linux_X86_64 LibreOffice_project/40$Build-2</meta:generator>
    <meta:document-statistic meta:object-count="1241"/>
  </office:meta>
</office:document-meta>
</file>